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Trebuchet MS" svg:font-family="'Trebuchet MS'"/>
    <style:font-face style:name="Verdana" svg:font-family="Verdana, Geneva, sans-serif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36db" officeooo:paragraph-rsid="000536db"/>
    </style:style>
    <style:style style:name="P2" style:family="paragraph" style:parent-style-name="Standard">
      <style:text-properties officeooo:rsid="000536db" officeooo:paragraph-rsid="00289c0a"/>
    </style:style>
    <style:style style:name="P3" style:family="paragraph" style:parent-style-name="Standard">
      <style:text-properties officeooo:rsid="000536db" officeooo:paragraph-rsid="001dd985"/>
    </style:style>
    <style:style style:name="P4" style:family="paragraph" style:parent-style-name="Standard">
      <style:text-properties officeooo:rsid="000536db" officeooo:paragraph-rsid="0049f41c"/>
    </style:style>
    <style:style style:name="P5" style:family="paragraph" style:parent-style-name="Standard">
      <style:text-properties officeooo:rsid="000536db" officeooo:paragraph-rsid="002151af"/>
    </style:style>
    <style:style style:name="P6" style:family="paragraph" style:parent-style-name="Standard">
      <style:text-properties officeooo:rsid="000536db" officeooo:paragraph-rsid="0059bb50"/>
    </style:style>
    <style:style style:name="P7" style:family="paragraph" style:parent-style-name="Standard">
      <style:text-properties officeooo:rsid="000536db" officeooo:paragraph-rsid="000b9a28"/>
    </style:style>
    <style:style style:name="P8" style:family="paragraph" style:parent-style-name="Standard">
      <style:text-properties officeooo:rsid="000536db" officeooo:paragraph-rsid="006c5860"/>
    </style:style>
    <style:style style:name="P9" style:family="paragraph" style:parent-style-name="Standard">
      <style:text-properties officeooo:rsid="000536db" officeooo:paragraph-rsid="00a0adab"/>
    </style:style>
    <style:style style:name="P10" style:family="paragraph" style:parent-style-name="Standard">
      <style:text-properties officeooo:rsid="000536db" officeooo:paragraph-rsid="00ad1cdd"/>
    </style:style>
    <style:style style:name="P11" style:family="paragraph" style:parent-style-name="Standard">
      <style:text-properties officeooo:rsid="000536db" officeooo:paragraph-rsid="00b968a7"/>
    </style:style>
    <style:style style:name="P12" style:family="paragraph" style:parent-style-name="Standard">
      <style:text-properties officeooo:rsid="000536db" officeooo:paragraph-rsid="00c22c8a"/>
    </style:style>
    <style:style style:name="P13" style:family="paragraph" style:parent-style-name="Standard">
      <style:text-properties officeooo:rsid="000536db" officeooo:paragraph-rsid="00c733bd"/>
    </style:style>
    <style:style style:name="P14" style:family="paragraph" style:parent-style-name="Standard">
      <style:text-properties officeooo:rsid="000536db" officeooo:paragraph-rsid="00ca43d5"/>
    </style:style>
    <style:style style:name="P15" style:family="paragraph" style:parent-style-name="Standard">
      <style:text-properties officeooo:rsid="000536db" officeooo:paragraph-rsid="00d6488e"/>
    </style:style>
    <style:style style:name="P16" style:family="paragraph" style:parent-style-name="Standard">
      <style:text-properties officeooo:rsid="000536db" officeooo:paragraph-rsid="00d6c9ca"/>
    </style:style>
    <style:style style:name="P17" style:family="paragraph" style:parent-style-name="Standard">
      <style:text-properties officeooo:rsid="000536db" officeooo:paragraph-rsid="00d997f7"/>
    </style:style>
    <style:style style:name="P18" style:family="paragraph" style:parent-style-name="Standard">
      <style:text-properties officeooo:rsid="000536db" officeooo:paragraph-rsid="00e0965b"/>
    </style:style>
    <style:style style:name="P19" style:family="paragraph" style:parent-style-name="Standard">
      <style:text-properties officeooo:rsid="000536db" officeooo:paragraph-rsid="00e8d70d"/>
    </style:style>
    <style:style style:name="P20" style:family="paragraph" style:parent-style-name="Standard">
      <style:text-properties officeooo:rsid="000536db" officeooo:paragraph-rsid="00fa8de0"/>
    </style:style>
    <style:style style:name="P21" style:family="paragraph" style:parent-style-name="Standard">
      <style:text-properties officeooo:rsid="000536db" officeooo:paragraph-rsid="0100371d"/>
    </style:style>
    <style:style style:name="P22" style:family="paragraph" style:parent-style-name="Standard">
      <style:text-properties officeooo:rsid="000536db" officeooo:paragraph-rsid="01012e5a"/>
    </style:style>
    <style:style style:name="P23" style:family="paragraph" style:parent-style-name="Standard">
      <style:text-properties officeooo:rsid="000536db" officeooo:paragraph-rsid="00889fd3"/>
    </style:style>
    <style:style style:name="P24" style:family="paragraph" style:parent-style-name="Standard">
      <style:text-properties style:use-window-font-color="true" fo:font-weight="normal" officeooo:rsid="00133c4f" officeooo:paragraph-rsid="00133c4f" style:font-weight-asian="normal" style:font-weight-complex="normal"/>
    </style:style>
    <style:style style:name="P25" style:family="paragraph" style:parent-style-name="Standard">
      <style:text-properties style:use-window-font-color="true" fo:font-weight="normal" officeooo:rsid="00133c4f" officeooo:paragraph-rsid="00456193" style:font-weight-asian="normal" style:font-weight-complex="normal"/>
    </style:style>
    <style:style style:name="P26" style:family="paragraph" style:parent-style-name="Standard">
      <style:text-properties style:use-window-font-color="true" fo:font-weight="normal" officeooo:rsid="00133c4f" officeooo:paragraph-rsid="00523d4c" style:font-weight-asian="normal" style:font-weight-complex="normal"/>
    </style:style>
    <style:style style:name="P27" style:family="paragraph" style:parent-style-name="Standard">
      <style:text-properties style:use-window-font-color="true" fo:font-weight="normal" officeooo:rsid="00133c4f" officeooo:paragraph-rsid="0090ea56" style:font-weight-asian="normal" style:font-weight-complex="normal"/>
    </style:style>
    <style:style style:name="P28" style:family="paragraph" style:parent-style-name="Standard">
      <style:text-properties style:use-window-font-color="true" fo:font-weight="normal" officeooo:rsid="00133c4f" officeooo:paragraph-rsid="009d7dd1" style:font-weight-asian="normal" style:font-weight-complex="normal"/>
    </style:style>
    <style:style style:name="P29" style:family="paragraph" style:parent-style-name="Standard">
      <style:text-properties style:use-window-font-color="true" fo:font-weight="normal" officeooo:rsid="00133c4f" officeooo:paragraph-rsid="00e8d70d" style:font-weight-asian="normal" style:font-weight-complex="normal"/>
    </style:style>
    <style:style style:name="P30" style:family="paragraph" style:parent-style-name="Standard">
      <style:text-properties style:use-window-font-color="true" fo:font-weight="normal" officeooo:rsid="00133c4f" officeooo:paragraph-rsid="00eae225" style:font-weight-asian="normal" style:font-weight-complex="normal"/>
    </style:style>
    <style:style style:name="P31" style:family="paragraph" style:parent-style-name="Standard">
      <style:text-properties style:use-window-font-color="true" fo:font-weight="normal" officeooo:rsid="00133c4f" officeooo:paragraph-rsid="01012e5a" style:font-weight-asian="normal" style:font-weight-complex="normal"/>
    </style:style>
    <style:style style:name="P32" style:family="paragraph" style:parent-style-name="Standard">
      <style:text-properties style:use-window-font-color="true" fo:font-weight="normal" officeooo:rsid="00133c4f" officeooo:paragraph-rsid="010361c8" style:font-weight-asian="normal" style:font-weight-complex="normal"/>
    </style:style>
    <style:style style:name="P33" style:family="paragraph" style:parent-style-name="Standard">
      <style:text-properties style:use-window-font-color="true" fo:font-weight="normal" officeooo:rsid="00133c4f" officeooo:paragraph-rsid="01085417" style:font-weight-asian="normal" style:font-weight-complex="normal"/>
    </style:style>
    <style:style style:name="P34" style:family="paragraph" style:parent-style-name="Standard">
      <style:text-properties style:use-window-font-color="true" fo:font-weight="normal" officeooo:rsid="00133c4f" officeooo:paragraph-rsid="010b1019" style:font-weight-asian="normal" style:font-weight-complex="normal"/>
    </style:style>
    <style:style style:name="P35" style:family="paragraph" style:parent-style-name="Standard">
      <style:text-properties style:use-window-font-color="true" fo:font-weight="normal" officeooo:rsid="00133c4f" officeooo:paragraph-rsid="004fe06e" style:font-weight-asian="normal" style:font-weight-complex="normal"/>
    </style:style>
    <style:style style:name="P36" style:family="paragraph" style:parent-style-name="Standard">
      <style:text-properties style:use-window-font-color="true" fo:font-weight="normal" officeooo:rsid="004fe06e" officeooo:paragraph-rsid="00a9027a" style:font-weight-asian="normal" style:font-weight-complex="normal"/>
    </style:style>
    <style:style style:name="P37" style:family="paragraph" style:parent-style-name="Standard">
      <style:text-properties style:use-window-font-color="true" fo:font-weight="normal" officeooo:rsid="004fe06e" officeooo:paragraph-rsid="00d6488e" style:font-weight-asian="normal" style:font-weight-complex="normal"/>
    </style:style>
    <style:style style:name="P38" style:family="paragraph" style:parent-style-name="Standard">
      <style:text-properties style:use-window-font-color="true" fo:font-weight="normal" officeooo:rsid="002487bd" officeooo:paragraph-rsid="002487bd" style:font-weight-asian="normal" style:font-weight-complex="normal"/>
    </style:style>
    <style:style style:name="P39" style:family="paragraph" style:parent-style-name="Standard">
      <style:text-properties style:use-window-font-color="true" fo:font-weight="normal" officeooo:rsid="000536db" officeooo:paragraph-rsid="00d6c9ca" style:font-weight-asian="normal" style:font-weight-complex="normal"/>
    </style:style>
    <style:style style:name="P40" style:family="paragraph" style:parent-style-name="Standard">
      <style:text-properties style:use-window-font-color="true" fo:font-weight="normal" officeooo:rsid="0049f41c" officeooo:paragraph-rsid="00e52532" style:font-weight-asian="normal" style:font-weight-complex="normal"/>
    </style:style>
    <style:style style:name="P41" style:family="paragraph" style:parent-style-name="Standard">
      <style:text-properties style:use-window-font-color="true" officeooo:rsid="000536db" officeooo:paragraph-rsid="002487bd"/>
    </style:style>
    <style:style style:name="P42" style:family="paragraph" style:parent-style-name="Standard">
      <style:text-properties style:use-window-font-color="true" officeooo:rsid="000536db" officeooo:paragraph-rsid="0037b975"/>
    </style:style>
    <style:style style:name="P43" style:family="paragraph" style:parent-style-name="Standard">
      <style:text-properties style:use-window-font-color="true" officeooo:rsid="000536db" officeooo:paragraph-rsid="0112d127"/>
    </style:style>
    <style:style style:name="P44" style:family="paragraph" style:parent-style-name="Standard">
      <style:text-properties style:use-window-font-color="true" officeooo:rsid="00133c4f" officeooo:paragraph-rsid="0037b975"/>
    </style:style>
    <style:style style:name="P45" style:family="paragraph" style:parent-style-name="Standard">
      <style:text-properties style:use-window-font-color="true" officeooo:rsid="00133c4f" officeooo:paragraph-rsid="0065c672"/>
    </style:style>
    <style:style style:name="P46" style:family="paragraph" style:parent-style-name="Standard">
      <style:text-properties style:use-window-font-color="true" fo:font-size="18pt" fo:font-weight="bold" officeooo:rsid="000536db" officeooo:paragraph-rsid="00730ae3" fo:background-color="#f58220" style:font-size-asian="18pt" style:font-weight-asian="bold" style:font-size-complex="18pt" style:font-weight-complex="bold"/>
    </style:style>
    <style:style style:name="P47" style:family="paragraph" style:parent-style-name="Standard">
      <style:text-properties style:use-window-font-color="true" fo:font-size="18pt" fo:font-weight="bold" officeooo:rsid="000536db" officeooo:paragraph-rsid="01085417" fo:background-color="#f58220" style:font-size-asian="18pt" style:font-weight-asian="bold" style:font-size-complex="18pt" style:font-weight-complex="bold"/>
    </style:style>
    <style:style style:name="P48" style:family="paragraph" style:parent-style-name="Standard">
      <style:text-properties style:use-window-font-color="true" fo:font-size="18pt" fo:font-weight="bold" officeooo:rsid="000f11f2" officeooo:paragraph-rsid="01110560" fo:background-color="#f58220" style:font-size-asian="18pt" style:font-weight-asian="bold" style:font-size-complex="18pt" style:font-weight-complex="bold"/>
    </style:style>
    <style:style style:name="P49" style:family="paragraph" style:parent-style-name="Standard">
      <style:text-properties style:use-window-font-color="true" fo:font-size="18pt" fo:font-weight="bold" officeooo:rsid="000f11f2" officeooo:paragraph-rsid="0112d127" fo:background-color="#f58220" style:font-size-asian="18pt" style:font-weight-asian="bold" style:font-size-complex="18pt" style:font-weight-complex="bold"/>
    </style:style>
    <style:style style:name="P50" style:family="paragraph" style:parent-style-name="Standard">
      <style:text-properties style:use-window-font-color="true" fo:font-size="18pt" fo:font-weight="bold" officeooo:rsid="000536db" officeooo:paragraph-rsid="0074ca56" fo:background-color="#000000" style:font-size-asian="18pt" style:font-weight-asian="bold" style:font-size-complex="18pt" style:font-weight-complex="bold"/>
    </style:style>
    <style:style style:name="P51" style:family="paragraph" style:parent-style-name="Standard">
      <style:text-properties style:use-window-font-color="true" officeooo:rsid="000536db" officeooo:paragraph-rsid="0070114f" fo:background-color="#fff200"/>
    </style:style>
    <style:style style:name="P52" style:family="paragraph" style:parent-style-name="Standard">
      <style:text-properties style:font-name="Liberation Serif" fo:font-size="12pt" style:text-underline-style="none" officeooo:rsid="000536db" officeooo:paragraph-rsid="00659e34" style:font-size-asian="12pt" style:font-size-complex="12pt"/>
    </style:style>
    <style:style style:name="P53" style:family="paragraph" style:parent-style-name="Standard">
      <style:text-properties style:font-name="Liberation Serif" fo:font-size="12pt" style:text-underline-style="none" officeooo:rsid="000536db" officeooo:paragraph-rsid="00624301" style:font-size-asian="12pt" style:font-size-complex="12pt"/>
    </style:style>
    <style:style style:name="P54" style:family="paragraph" style:parent-style-name="Standard">
      <style:text-properties fo:font-weight="bold" officeooo:rsid="000536db" officeooo:paragraph-rsid="00e8d70d" fo:background-color="#000000" style:font-weight-asian="bold" style:font-weight-complex="bold"/>
    </style:style>
    <style:style style:name="P55" style:family="paragraph" style:parent-style-name="Standard">
      <style:text-properties fo:font-weight="bold" officeooo:rsid="000536db" officeooo:paragraph-rsid="01085417" style:font-weight-asian="bold" style:font-weight-complex="bold"/>
    </style:style>
    <style:style style:name="P56" style:family="paragraph" style:parent-style-name="Standard">
      <style:text-properties fo:color="#ffffff" officeooo:rsid="000536db" officeooo:paragraph-rsid="0090ea56" fo:background-color="#00888a"/>
    </style:style>
    <style:style style:name="P57" style:family="paragraph" style:parent-style-name="Standard">
      <style:text-properties fo:color="#ffffff" officeooo:rsid="000536db" officeooo:paragraph-rsid="009d7dd1"/>
    </style:style>
    <style:style style:name="P58" style:family="paragraph" style:parent-style-name="Standard">
      <style:text-properties fo:color="#ffffff" officeooo:rsid="000536db" officeooo:paragraph-rsid="0090ea56"/>
    </style:style>
    <style:style style:name="P59" style:family="paragraph" style:parent-style-name="Standard">
      <style:text-properties fo:color="#ffffff" fo:font-size="18pt" fo:font-weight="bold" officeooo:rsid="000536db" officeooo:paragraph-rsid="00712819" fo:background-color="#00a65d" style:font-size-asian="18pt" style:font-weight-asian="bold" style:font-size-complex="18pt" style:font-weight-complex="bold"/>
    </style:style>
    <style:style style:name="P60" style:family="paragraph" style:parent-style-name="Standard" style:list-style-name="L33">
      <style:text-properties officeooo:rsid="005fb051" officeooo:paragraph-rsid="01ca6d3e"/>
    </style:style>
    <style:style style:name="P61" style:family="paragraph" style:parent-style-name="Standard" style:list-style-name="L33">
      <style:text-properties style:use-window-font-color="true" fo:font-weight="normal" officeooo:rsid="004cb826" officeooo:paragraph-rsid="01ca6d3e" style:font-weight-asian="normal" style:font-weight-complex="normal"/>
    </style:style>
    <style:style style:name="P62" style:family="paragraph" style:parent-style-name="Standard" style:list-style-name="L33">
      <style:text-properties style:use-window-font-color="true" fo:font-weight="normal" officeooo:rsid="00f45305" officeooo:paragraph-rsid="01ca6d3e" style:font-weight-asian="normal" style:font-weight-complex="normal"/>
    </style:style>
    <style:style style:name="P63" style:family="paragraph" style:parent-style-name="Standard" style:list-style-name="L6">
      <style:text-properties style:use-window-font-color="true" fo:font-weight="normal" officeooo:rsid="00eae225" officeooo:paragraph-rsid="00eae225" style:font-weight-asian="normal" style:font-weight-complex="normal"/>
    </style:style>
    <style:style style:name="P64" style:family="paragraph" style:parent-style-name="Standard" style:list-style-name="L9">
      <style:text-properties style:use-window-font-color="true" fo:font-weight="normal" officeooo:rsid="0067a61e" officeooo:paragraph-rsid="0065c672" style:font-weight-asian="normal" style:font-weight-complex="normal"/>
    </style:style>
    <style:style style:name="P65" style:family="paragraph" style:parent-style-name="Standard" style:list-style-name="L10">
      <style:text-properties style:use-window-font-color="true" fo:font-weight="normal" officeooo:rsid="0092d0eb" officeooo:paragraph-rsid="0092d0eb" style:font-weight-asian="normal" style:font-weight-complex="normal"/>
    </style:style>
    <style:style style:name="P66" style:family="paragraph" style:parent-style-name="Standard">
      <style:text-properties style:use-window-font-color="true" fo:font-weight="normal" officeooo:rsid="000d55b2" officeooo:paragraph-rsid="01110560" style:font-weight-asian="normal" style:font-weight-complex="normal"/>
    </style:style>
    <style:style style:name="P67" style:family="paragraph" style:parent-style-name="Standard" style:list-style-name="L12">
      <style:text-properties style:use-window-font-color="true" fo:font-weight="normal" officeooo:rsid="00519e97" officeooo:paragraph-rsid="00523d4c" style:font-weight-asian="normal" style:font-weight-complex="normal"/>
    </style:style>
    <style:style style:name="P68" style:family="paragraph" style:parent-style-name="Standard" style:list-style-name="L12">
      <style:text-properties style:use-window-font-color="true" fo:font-weight="normal" officeooo:rsid="000536db" officeooo:paragraph-rsid="010b1019" style:font-weight-asian="normal" style:font-weight-complex="normal"/>
    </style:style>
    <style:style style:name="P69" style:family="paragraph" style:parent-style-name="Standard">
      <style:text-properties style:use-window-font-color="true" fo:font-weight="normal" officeooo:rsid="000536db" officeooo:paragraph-rsid="0135dcb0" style:font-weight-asian="normal" style:font-weight-complex="normal"/>
    </style:style>
    <style:style style:name="P70" style:family="paragraph" style:parent-style-name="Standard">
      <style:text-properties style:use-window-font-color="true" fo:font-weight="normal" officeooo:rsid="000536db" officeooo:paragraph-rsid="01364d86" style:font-weight-asian="normal" style:font-weight-complex="normal"/>
    </style:style>
    <style:style style:name="P71" style:family="paragraph" style:parent-style-name="Standard">
      <style:text-properties style:use-window-font-color="true" fo:font-weight="normal" officeooo:rsid="000536db" officeooo:paragraph-rsid="0167cc42" style:font-weight-asian="normal" style:font-weight-complex="normal"/>
    </style:style>
    <style:style style:name="P72" style:family="paragraph" style:parent-style-name="Standard">
      <style:text-properties style:use-window-font-color="true" fo:font-weight="normal" officeooo:rsid="000536db" officeooo:paragraph-rsid="0173fa73" style:font-weight-asian="normal" style:font-weight-complex="normal"/>
    </style:style>
    <style:style style:name="P73" style:family="paragraph" style:parent-style-name="Standard">
      <style:text-properties style:use-window-font-color="true" fo:font-weight="normal" officeooo:rsid="000536db" officeooo:paragraph-rsid="0175b67f" style:font-weight-asian="normal" style:font-weight-complex="normal"/>
    </style:style>
    <style:style style:name="P74" style:family="paragraph" style:parent-style-name="Standard">
      <style:text-properties style:use-window-font-color="true" fo:font-weight="normal" officeooo:rsid="00133c4f" officeooo:paragraph-rsid="00e8d70d" style:font-weight-asian="normal" style:font-weight-complex="normal"/>
    </style:style>
    <style:style style:name="P75" style:family="paragraph" style:parent-style-name="Standard">
      <style:text-properties style:use-window-font-color="true" fo:font-weight="normal" officeooo:rsid="00133c4f" officeooo:paragraph-rsid="015fb55b" style:font-weight-asian="normal" style:font-weight-complex="normal"/>
    </style:style>
    <style:style style:name="P76" style:family="paragraph" style:parent-style-name="Standard">
      <style:text-properties style:use-window-font-color="true" fo:font-weight="normal" officeooo:rsid="00133c4f" officeooo:paragraph-rsid="018805e3" style:font-weight-asian="normal" style:font-weight-complex="normal"/>
    </style:style>
    <style:style style:name="P77" style:family="paragraph" style:parent-style-name="Standard">
      <style:text-properties style:use-window-font-color="true" fo:font-weight="normal" officeooo:rsid="00133c4f" officeooo:paragraph-rsid="01a10586" style:font-weight-asian="normal" style:font-weight-complex="normal"/>
    </style:style>
    <style:style style:name="P78" style:family="paragraph" style:parent-style-name="Standard">
      <style:text-properties style:use-window-font-color="true" fo:font-weight="normal" officeooo:rsid="00133c4f" officeooo:paragraph-rsid="01a2b1f8" style:font-weight-asian="normal" style:font-weight-complex="normal"/>
    </style:style>
    <style:style style:name="P79" style:family="paragraph" style:parent-style-name="Standard">
      <style:text-properties style:use-window-font-color="true" fo:font-weight="normal" officeooo:rsid="00133c4f" officeooo:paragraph-rsid="00f5afd9" style:font-weight-asian="normal" style:font-weight-complex="normal"/>
    </style:style>
    <style:style style:name="P80" style:family="paragraph" style:parent-style-name="Standard">
      <style:text-properties style:use-window-font-color="true" fo:font-weight="normal" officeooo:rsid="00133c4f" officeooo:paragraph-rsid="02010e2c" style:font-weight-asian="normal" style:font-weight-complex="normal"/>
    </style:style>
    <style:style style:name="P81" style:family="paragraph" style:parent-style-name="Standard">
      <style:text-properties style:use-window-font-color="true" fo:font-weight="normal" officeooo:rsid="0065c672" officeooo:paragraph-rsid="0065c672" style:font-weight-asian="normal" style:font-weight-complex="normal"/>
    </style:style>
    <style:style style:name="P82" style:family="paragraph" style:parent-style-name="Standard">
      <style:text-properties style:use-window-font-color="true" fo:font-weight="normal" officeooo:rsid="0065c672" officeooo:paragraph-rsid="013ddadf" style:font-weight-asian="normal" style:font-weight-complex="normal"/>
    </style:style>
    <style:style style:name="P83" style:family="paragraph" style:parent-style-name="Standard">
      <style:text-properties style:use-window-font-color="true" fo:font-weight="normal" officeooo:rsid="0065c672" officeooo:paragraph-rsid="0143bcf5" style:font-weight-asian="normal" style:font-weight-complex="normal"/>
    </style:style>
    <style:style style:name="P84" style:family="paragraph" style:parent-style-name="Standard">
      <style:text-properties style:use-window-font-color="true" fo:font-weight="normal" officeooo:rsid="0065c672" officeooo:paragraph-rsid="0152171c" style:font-weight-asian="normal" style:font-weight-complex="normal"/>
    </style:style>
    <style:style style:name="P85" style:family="paragraph" style:parent-style-name="Standard">
      <style:text-properties style:use-window-font-color="true" fo:font-weight="normal" officeooo:rsid="002487bd" officeooo:paragraph-rsid="02010e2c" style:font-weight-asian="normal" style:font-weight-complex="normal"/>
    </style:style>
    <style:style style:name="P86" style:family="paragraph" style:parent-style-name="Standard" style:list-style-name="L10">
      <style:text-properties style:use-window-font-color="true" fo:font-weight="normal" officeooo:rsid="0243e496" officeooo:paragraph-rsid="0243e496" style:font-weight-asian="normal" style:font-weight-complex="normal"/>
    </style:style>
    <style:style style:name="P87" style:family="paragraph" style:parent-style-name="Standard" style:list-style-name="L7">
      <style:text-properties style:use-window-font-color="true" officeooo:rsid="00133c4f" officeooo:paragraph-rsid="01148d34"/>
    </style:style>
    <style:style style:name="P88" style:family="paragraph" style:parent-style-name="Standard">
      <style:text-properties style:use-window-font-color="true" fo:font-size="18pt" fo:font-weight="bold" officeooo:rsid="000b9a28" officeooo:paragraph-rsid="00e8d70d" fo:background-color="#f58220" style:font-size-asian="18pt" style:font-weight-asian="bold" style:font-size-complex="18pt" style:font-weight-complex="bold"/>
    </style:style>
    <style:style style:name="P89" style:family="paragraph" style:parent-style-name="Standard">
      <style:text-properties style:use-window-font-color="true" fo:font-size="18pt" fo:font-weight="bold" officeooo:rsid="000536db" officeooo:paragraph-rsid="009d7dd1" fo:background-color="#000000" style:font-size-asian="18pt" style:font-weight-asian="bold" style:font-size-complex="18pt" style:font-weight-complex="bold"/>
    </style:style>
    <style:style style:name="P90" style:family="paragraph" style:parent-style-name="Standard">
      <style:text-properties style:use-window-font-color="true" fo:font-weight="bold" officeooo:rsid="000b9a28" officeooo:paragraph-rsid="013ddadf" style:font-weight-asian="bold" style:font-weight-complex="bold"/>
    </style:style>
    <style:style style:name="P91" style:family="paragraph" style:parent-style-name="Standard">
      <style:text-properties style:use-window-font-color="true" fo:font-weight="bold" officeooo:rsid="000536db" officeooo:paragraph-rsid="00e8d70d" style:font-weight-asian="bold" style:font-weight-complex="bold"/>
    </style:style>
    <style:style style:name="P92" style:family="paragraph" style:parent-style-name="Standard">
      <style:text-properties style:use-window-font-color="true" fo:font-weight="bold" officeooo:rsid="000f11f2" officeooo:paragraph-rsid="01110560" style:font-weight-asian="bold" style:font-weight-complex="bold"/>
    </style:style>
    <style:style style:name="P93" style:family="paragraph" style:parent-style-name="Standard">
      <style:text-properties style:use-window-font-color="true" officeooo:rsid="000536db" officeooo:paragraph-rsid="01a10586"/>
    </style:style>
    <style:style style:name="P94" style:family="paragraph" style:parent-style-name="Standard">
      <style:text-properties style:use-window-font-color="true" officeooo:rsid="000536db" officeooo:paragraph-rsid="01de76c7"/>
    </style:style>
    <style:style style:name="P95" style:family="paragraph" style:parent-style-name="Standard">
      <style:text-properties style:use-window-font-color="true" officeooo:rsid="000536db" officeooo:paragraph-rsid="021d7463"/>
    </style:style>
    <style:style style:name="P96" style:family="paragraph" style:parent-style-name="Standard">
      <style:text-properties style:use-window-font-color="true" officeooo:rsid="000536db" officeooo:paragraph-rsid="021e5aa0"/>
    </style:style>
    <style:style style:name="P97" style:family="paragraph" style:parent-style-name="Standard" style:list-style-name="L33">
      <style:text-properties style:use-window-font-color="true" officeooo:rsid="01527cec" officeooo:paragraph-rsid="01ca6d3e"/>
    </style:style>
    <style:style style:name="P98" style:family="paragraph" style:parent-style-name="Standard" style:list-style-name="L14">
      <style:text-properties style:use-window-font-color="true" officeooo:paragraph-rsid="01cb7511"/>
    </style:style>
    <style:style style:name="P99" style:family="paragraph" style:parent-style-name="Standard" style:list-style-name="L26">
      <style:text-properties style:use-window-font-color="true" officeooo:rsid="01fca68f" officeooo:paragraph-rsid="01fca68f"/>
    </style:style>
    <style:style style:name="P100" style:family="paragraph" style:parent-style-name="Standard">
      <style:text-properties style:use-window-font-color="true" officeooo:rsid="01f91a29" officeooo:paragraph-rsid="01fac9c5"/>
    </style:style>
    <style:style style:name="P101" style:family="paragraph" style:parent-style-name="Standard" style:list-style-name="L14">
      <style:text-properties style:use-window-font-color="true" officeooo:rsid="0214a12c" officeooo:paragraph-rsid="0214a12c"/>
    </style:style>
    <style:style style:name="P102" style:family="paragraph" style:parent-style-name="Standard">
      <style:text-properties style:use-window-font-color="true" officeooo:rsid="000536db" officeooo:paragraph-rsid="021f9cc3" fo:background-color="#fff200"/>
    </style:style>
    <style:style style:name="P103" style:family="paragraph" style:parent-style-name="Standard" style:list-style-name="L5">
      <style:text-properties style:use-window-font-color="true" officeooo:paragraph-rsid="0231f51f"/>
    </style:style>
    <style:style style:name="P104" style:family="paragraph" style:parent-style-name="Standard" style:list-style-name="L5">
      <style:text-properties officeooo:rsid="001f8a8e" officeooo:paragraph-rsid="002151af"/>
    </style:style>
    <style:style style:name="P105" style:family="paragraph" style:parent-style-name="Standard" style:list-style-name="L5">
      <style:text-properties officeooo:rsid="001f8a8e" officeooo:paragraph-rsid="0231f51f"/>
    </style:style>
    <style:style style:name="P106" style:family="paragraph" style:parent-style-name="Standard">
      <style:text-properties officeooo:rsid="001f8a8e" officeooo:paragraph-rsid="01cba22c"/>
    </style:style>
    <style:style style:name="P107" style:family="paragraph" style:parent-style-name="Standard" style:list-style-name="L3">
      <style:text-properties officeooo:rsid="0061b00d" officeooo:paragraph-rsid="000536db"/>
    </style:style>
    <style:style style:name="P108" style:family="paragraph" style:parent-style-name="Standard" style:list-style-name="L6">
      <style:text-properties officeooo:paragraph-rsid="00eae225"/>
    </style:style>
    <style:style style:name="P109" style:family="paragraph" style:parent-style-name="Standard" style:list-style-name="L8">
      <style:text-properties officeooo:rsid="0069183b" officeooo:paragraph-rsid="000b9a28"/>
    </style:style>
    <style:style style:name="P110" style:family="paragraph" style:parent-style-name="Standard" style:list-style-name="L11">
      <style:text-properties officeooo:paragraph-rsid="010d66fb"/>
    </style:style>
    <style:style style:name="P111" style:family="paragraph" style:parent-style-name="Standard" style:list-style-name="L12">
      <style:text-properties officeooo:paragraph-rsid="00523d4c"/>
    </style:style>
    <style:style style:name="P112" style:family="paragraph" style:parent-style-name="Standard" style:list-style-name="L12">
      <style:text-properties officeooo:paragraph-rsid="005987e4"/>
    </style:style>
    <style:style style:name="P113" style:family="paragraph" style:parent-style-name="Standard" style:list-style-name="L13">
      <style:text-properties officeooo:rsid="00d6c9ca" officeooo:paragraph-rsid="00d6c9ca"/>
    </style:style>
    <style:style style:name="P114" style:family="paragraph" style:parent-style-name="Standard">
      <style:text-properties officeooo:rsid="000536db" officeooo:paragraph-rsid="000536db"/>
    </style:style>
    <style:style style:name="P115" style:family="paragraph" style:parent-style-name="Standard">
      <style:text-properties officeooo:rsid="000536db" officeooo:paragraph-rsid="00d6488e"/>
    </style:style>
    <style:style style:name="P116" style:family="paragraph" style:parent-style-name="Standard">
      <style:text-properties officeooo:rsid="000536db" officeooo:paragraph-rsid="0141e1bf"/>
    </style:style>
    <style:style style:name="P117" style:family="paragraph" style:parent-style-name="Standard">
      <style:text-properties officeooo:rsid="000536db" officeooo:paragraph-rsid="0159b926"/>
    </style:style>
    <style:style style:name="P118" style:family="paragraph" style:parent-style-name="Standard">
      <style:text-properties officeooo:rsid="000536db" officeooo:paragraph-rsid="015fb55b"/>
    </style:style>
    <style:style style:name="P119" style:family="paragraph" style:parent-style-name="Standard">
      <style:text-properties officeooo:rsid="000536db" officeooo:paragraph-rsid="00a0adab"/>
    </style:style>
    <style:style style:name="P120" style:family="paragraph" style:parent-style-name="Standard">
      <style:text-properties officeooo:rsid="000536db" officeooo:paragraph-rsid="015fd477"/>
    </style:style>
    <style:style style:name="P121" style:family="paragraph" style:parent-style-name="Standard">
      <style:text-properties officeooo:rsid="000536db" officeooo:paragraph-rsid="00dbff37"/>
    </style:style>
    <style:style style:name="P122" style:family="paragraph" style:parent-style-name="Standard">
      <style:text-properties officeooo:rsid="000536db" officeooo:paragraph-rsid="0178af3a"/>
    </style:style>
    <style:style style:name="P123" style:family="paragraph" style:parent-style-name="Standard">
      <style:text-properties officeooo:rsid="000536db" officeooo:paragraph-rsid="0179028f"/>
    </style:style>
    <style:style style:name="P124" style:family="paragraph" style:parent-style-name="Standard">
      <style:text-properties officeooo:rsid="000536db" officeooo:paragraph-rsid="017d0938"/>
    </style:style>
    <style:style style:name="P125" style:family="paragraph" style:parent-style-name="Standard">
      <style:text-properties officeooo:rsid="000536db" officeooo:paragraph-rsid="017ff0ca"/>
    </style:style>
    <style:style style:name="P126" style:family="paragraph" style:parent-style-name="Standard">
      <style:text-properties officeooo:rsid="000536db" officeooo:paragraph-rsid="019121ea"/>
    </style:style>
    <style:style style:name="P127" style:family="paragraph" style:parent-style-name="Standard">
      <style:text-properties officeooo:rsid="000536db" officeooo:paragraph-rsid="019f4cd4"/>
    </style:style>
    <style:style style:name="P128" style:family="paragraph" style:parent-style-name="Standard">
      <style:text-properties officeooo:rsid="000536db" officeooo:paragraph-rsid="019ffea8"/>
    </style:style>
    <style:style style:name="P129" style:family="paragraph" style:parent-style-name="Standard">
      <style:text-properties officeooo:rsid="000536db" officeooo:paragraph-rsid="00ca43d5"/>
    </style:style>
    <style:style style:name="P130" style:family="paragraph" style:parent-style-name="Standard" style:list-style-name="L26">
      <style:text-properties officeooo:rsid="000536db" officeooo:paragraph-rsid="02041f0e"/>
    </style:style>
    <style:style style:name="P131" style:family="paragraph" style:parent-style-name="Standard">
      <style:text-properties officeooo:rsid="000536db" officeooo:paragraph-rsid="00d8b48b"/>
    </style:style>
    <style:style style:name="P132" style:family="paragraph" style:parent-style-name="Standard">
      <style:text-properties officeooo:rsid="000536db" officeooo:paragraph-rsid="01b65cba"/>
    </style:style>
    <style:style style:name="P133" style:family="paragraph" style:parent-style-name="Standard">
      <style:text-properties officeooo:rsid="000536db" officeooo:paragraph-rsid="01d24540"/>
    </style:style>
    <style:style style:name="P134" style:family="paragraph" style:parent-style-name="Standard">
      <style:text-properties officeooo:rsid="000536db" officeooo:paragraph-rsid="01de76c7"/>
    </style:style>
    <style:style style:name="P135" style:family="paragraph" style:parent-style-name="Standard">
      <style:text-properties officeooo:rsid="000536db" officeooo:paragraph-rsid="01e5aea0"/>
    </style:style>
    <style:style style:name="P136" style:family="paragraph" style:parent-style-name="Standard">
      <style:text-properties officeooo:rsid="000536db" officeooo:paragraph-rsid="021d7463"/>
    </style:style>
    <style:style style:name="P137" style:family="paragraph" style:parent-style-name="Standard">
      <style:text-properties officeooo:rsid="000536db" officeooo:paragraph-rsid="00624301"/>
    </style:style>
    <style:style style:name="P138" style:family="paragraph" style:parent-style-name="Standard">
      <style:text-properties officeooo:rsid="000536db" officeooo:paragraph-rsid="021f9cc3"/>
    </style:style>
    <style:style style:name="P139" style:family="paragraph" style:parent-style-name="Standard">
      <style:text-properties officeooo:rsid="000536db" officeooo:paragraph-rsid="022648a2"/>
    </style:style>
    <style:style style:name="P140" style:family="paragraph" style:parent-style-name="Standard">
      <style:text-properties officeooo:rsid="000536db" officeooo:paragraph-rsid="022736cb"/>
    </style:style>
    <style:style style:name="P141" style:family="paragraph" style:parent-style-name="Standard">
      <style:text-properties fo:color="#ce181e" fo:font-weight="normal" officeooo:rsid="00133c4f" officeooo:paragraph-rsid="010361c8" style:font-weight-asian="normal" style:font-weight-complex="normal"/>
    </style:style>
    <style:style style:name="P142" style:family="paragraph" style:parent-style-name="Standard" style:list-style-name="L17">
      <style:text-properties officeooo:paragraph-rsid="01364d86"/>
    </style:style>
    <style:style style:name="P143" style:family="paragraph" style:parent-style-name="Standard">
      <style:text-properties officeooo:paragraph-rsid="00e8d70d"/>
    </style:style>
    <style:style style:name="P144" style:family="paragraph" style:parent-style-name="Standard" style:list-style-name="L18">
      <style:text-properties officeooo:paragraph-rsid="0141e1bf"/>
    </style:style>
    <style:style style:name="P145" style:family="paragraph" style:parent-style-name="Standard">
      <style:text-properties fo:font-weight="bold" officeooo:rsid="000536db" officeooo:paragraph-rsid="00e8d70d" style:font-weight-asian="bold" style:font-weight-complex="bold"/>
    </style:style>
    <style:style style:name="P146" style:family="paragraph" style:parent-style-name="Standard">
      <style:text-properties fo:font-weight="bold" officeooo:rsid="000536db" officeooo:paragraph-rsid="0107070a" style:font-weight-asian="bold" style:font-weight-complex="bold"/>
    </style:style>
    <style:style style:name="P147" style:family="paragraph" style:parent-style-name="Standard" style:list-style-name="L20">
      <style:text-properties officeooo:paragraph-rsid="01557551"/>
    </style:style>
    <style:style style:name="P148" style:family="paragraph" style:parent-style-name="Standard" style:list-style-name="L20">
      <style:text-properties officeooo:paragraph-rsid="0156f935"/>
    </style:style>
    <style:style style:name="P149" style:family="paragraph" style:parent-style-name="Standard">
      <style:text-properties officeooo:paragraph-rsid="000536db"/>
    </style:style>
    <style:style style:name="P150" style:family="paragraph" style:parent-style-name="Standard" style:list-style-name="L22">
      <style:text-properties officeooo:rsid="015d0391" officeooo:paragraph-rsid="015d0391"/>
    </style:style>
    <style:style style:name="P151" style:family="paragraph" style:parent-style-name="Standard" style:list-style-name="L22">
      <style:text-properties officeooo:paragraph-rsid="015d0391"/>
    </style:style>
    <style:style style:name="P152" style:family="paragraph" style:parent-style-name="Standard" style:list-style-name="L23">
      <style:text-properties officeooo:rsid="01633c04" officeooo:paragraph-rsid="01633c04"/>
    </style:style>
    <style:style style:name="P153" style:family="paragraph" style:parent-style-name="Standard" style:list-style-name="L24">
      <style:text-properties officeooo:rsid="0165640e" officeooo:paragraph-rsid="0165640e"/>
    </style:style>
    <style:style style:name="P154" style:family="paragraph" style:parent-style-name="Standard" style:list-style-name="L25">
      <style:text-properties officeooo:paragraph-rsid="0186e5aa"/>
    </style:style>
    <style:style style:name="P155" style:family="paragraph" style:parent-style-name="Standard" style:list-style-name="L27">
      <style:text-properties officeooo:rsid="0179028f" officeooo:paragraph-rsid="0179028f"/>
    </style:style>
    <style:style style:name="P156" style:family="paragraph" style:parent-style-name="Standard" style:list-style-name="L27">
      <style:text-properties officeooo:rsid="017ac217" officeooo:paragraph-rsid="017ac217"/>
    </style:style>
    <style:style style:name="P157" style:family="paragraph" style:parent-style-name="Standard" style:list-style-name="L24">
      <style:text-properties officeooo:rsid="0183deac" officeooo:paragraph-rsid="0183deac"/>
    </style:style>
    <style:style style:name="P158" style:family="paragraph" style:parent-style-name="Standard" style:list-style-name="L14">
      <style:text-properties officeooo:rsid="0185d539" officeooo:paragraph-rsid="01cb7511"/>
    </style:style>
    <style:style style:name="P159" style:family="paragraph" style:parent-style-name="Standard" style:list-style-name="L28">
      <style:text-properties officeooo:paragraph-rsid="0189c0f4"/>
    </style:style>
    <style:style style:name="P160" style:family="paragraph" style:parent-style-name="Standard" style:list-style-name="L28">
      <style:text-properties officeooo:paragraph-rsid="018d2aba"/>
    </style:style>
    <style:style style:name="P161" style:family="paragraph" style:parent-style-name="Standard" style:list-style-name="L28">
      <style:text-properties officeooo:rsid="018d2aba" officeooo:paragraph-rsid="018d2aba"/>
    </style:style>
    <style:style style:name="P162" style:family="paragraph" style:parent-style-name="Standard">
      <style:text-properties officeooo:rsid="01985152" officeooo:paragraph-rsid="01985152"/>
    </style:style>
    <style:style style:name="P163" style:family="paragraph" style:parent-style-name="Standard" style:list-style-name="L29">
      <style:text-properties officeooo:rsid="01985152" officeooo:paragraph-rsid="01985152"/>
    </style:style>
    <style:style style:name="P164" style:family="paragraph" style:parent-style-name="Standard" style:list-style-name="L29">
      <style:text-properties officeooo:rsid="01985152" officeooo:paragraph-rsid="01c89604"/>
    </style:style>
    <style:style style:name="P165" style:family="paragraph" style:parent-style-name="Standard" style:list-style-name="L30">
      <style:text-properties officeooo:paragraph-rsid="019ffea8"/>
    </style:style>
    <style:style style:name="P166" style:family="paragraph" style:parent-style-name="Standard">
      <style:text-properties officeooo:rsid="000f11f2" officeooo:paragraph-rsid="01a10586"/>
    </style:style>
    <style:style style:name="P167" style:family="paragraph" style:parent-style-name="Standard">
      <style:text-properties fo:color="#ffffff" fo:font-size="18pt" fo:font-weight="bold" officeooo:rsid="000f11f2" officeooo:paragraph-rsid="021d7463" fo:background-color="#00a65d" style:font-size-asian="18pt" style:font-weight-asian="bold" style:font-size-complex="18pt" style:font-weight-complex="bold"/>
    </style:style>
    <style:style style:name="P168" style:family="paragraph" style:parent-style-name="Standard">
      <style:text-properties fo:color="#ffffff" fo:font-weight="bold" officeooo:rsid="000b9a28" officeooo:paragraph-rsid="00e8d70d" style:font-weight-asian="bold" style:font-weight-complex="bold"/>
    </style:style>
    <style:style style:name="P169" style:family="paragraph" style:parent-style-name="Standard">
      <style:text-properties fo:color="#ffffff" officeooo:rsid="000536db" officeooo:paragraph-rsid="0090ea56"/>
    </style:style>
    <style:style style:name="P170" style:family="paragraph" style:parent-style-name="Standard" style:list-style-name="L31">
      <style:text-properties officeooo:paragraph-rsid="01a8af5e"/>
    </style:style>
    <style:style style:name="P171" style:family="paragraph" style:parent-style-name="Standard">
      <style:text-properties fo:color="#ed1c24" officeooo:rsid="000536db" officeooo:paragraph-rsid="00f45305"/>
    </style:style>
    <style:style style:name="P172" style:family="paragraph" style:parent-style-name="Standard">
      <style:text-properties fo:color="#ed1c24" officeooo:rsid="000536db" officeooo:paragraph-rsid="003f415d"/>
    </style:style>
    <style:style style:name="P173" style:family="paragraph" style:parent-style-name="Standard">
      <style:text-properties fo:color="#ed1c24" officeooo:rsid="000536db" officeooo:paragraph-rsid="000536db"/>
    </style:style>
    <style:style style:name="P174" style:family="paragraph" style:parent-style-name="Standard">
      <style:text-properties fo:color="#ed1c24" officeooo:rsid="000536db" officeooo:paragraph-rsid="00b59175"/>
    </style:style>
    <style:style style:name="P175" style:family="paragraph" style:parent-style-name="Standard">
      <style:text-properties fo:color="#ed1c24" officeooo:rsid="000536db" officeooo:paragraph-rsid="0159b926"/>
    </style:style>
    <style:style style:name="P176" style:family="paragraph" style:parent-style-name="Standard">
      <style:text-properties fo:color="#ed1c24" officeooo:rsid="000536db" officeooo:paragraph-rsid="015d0391"/>
    </style:style>
    <style:style style:name="P177" style:family="paragraph" style:parent-style-name="Standard">
      <style:text-properties fo:color="#ed1c24" officeooo:rsid="000536db" officeooo:paragraph-rsid="01bc0a99"/>
    </style:style>
    <style:style style:name="P178" style:family="paragraph" style:parent-style-name="Standard">
      <style:text-properties fo:color="#ed1c24" officeooo:rsid="000536db" officeooo:paragraph-rsid="0163ba56"/>
    </style:style>
    <style:style style:name="P179" style:family="paragraph" style:parent-style-name="Standard">
      <style:text-properties fo:color="#ed1c24" officeooo:rsid="000536db" officeooo:paragraph-rsid="0059bb50"/>
    </style:style>
    <style:style style:name="P180" style:family="paragraph" style:parent-style-name="Standard" style:list-style-name="L14">
      <style:text-properties fo:color="#ed1c24" officeooo:rsid="000536db" officeooo:paragraph-rsid="01cb7511"/>
    </style:style>
    <style:style style:name="P181" style:family="paragraph" style:parent-style-name="Standard">
      <style:text-properties fo:color="#ed1c24" officeooo:rsid="000536db" officeooo:paragraph-rsid="01cb7511"/>
    </style:style>
    <style:style style:name="P182" style:family="paragraph" style:parent-style-name="Standard">
      <style:text-properties fo:color="#ed1c24" officeooo:rsid="000536db" officeooo:paragraph-rsid="01cccf8c"/>
    </style:style>
    <style:style style:name="P183" style:family="paragraph" style:parent-style-name="Standard">
      <style:text-properties fo:color="#ed1c24" officeooo:rsid="000536db" officeooo:paragraph-rsid="01d24540"/>
    </style:style>
    <style:style style:name="P184" style:family="paragraph" style:parent-style-name="Standard">
      <style:text-properties fo:color="#ed1c24" officeooo:rsid="000536db" officeooo:paragraph-rsid="01d35db2"/>
    </style:style>
    <style:style style:name="P185" style:family="paragraph" style:parent-style-name="Standard">
      <style:text-properties fo:color="#ed1c24" officeooo:rsid="000536db" officeooo:paragraph-rsid="01d46abe"/>
    </style:style>
    <style:style style:name="P186" style:family="paragraph" style:parent-style-name="Standard">
      <style:text-properties fo:color="#ed1c24" officeooo:rsid="000536db" officeooo:paragraph-rsid="01ec432f"/>
    </style:style>
    <style:style style:name="P187" style:family="paragraph" style:parent-style-name="Standard">
      <style:text-properties fo:color="#ed1c24" officeooo:rsid="000536db" officeooo:paragraph-rsid="021d7463"/>
    </style:style>
    <style:style style:name="P188" style:family="paragraph" style:parent-style-name="Standard">
      <style:text-properties fo:color="#ed1c24" officeooo:rsid="000536db" officeooo:paragraph-rsid="021e5aa0"/>
    </style:style>
    <style:style style:name="P189" style:family="paragraph" style:parent-style-name="Standard">
      <style:text-properties fo:color="#ed1c24" officeooo:rsid="000536db" officeooo:paragraph-rsid="0231f51f"/>
    </style:style>
    <style:style style:name="P190" style:family="paragraph" style:parent-style-name="Standard">
      <style:text-properties fo:color="#ed1c24" officeooo:rsid="000536db" officeooo:paragraph-rsid="0245762b"/>
    </style:style>
    <style:style style:name="P191" style:family="paragraph" style:parent-style-name="Standard" style:list-style-name="L1">
      <style:text-properties fo:color="#ed1c24" officeooo:rsid="005fb051" officeooo:paragraph-rsid="01ca6d3e"/>
    </style:style>
    <style:style style:name="P192" style:family="paragraph" style:parent-style-name="Standard" style:list-style-name="L26">
      <style:text-properties fo:color="#ed1c24" officeooo:rsid="001f8a8e" officeooo:paragraph-rsid="01cccf8c"/>
    </style:style>
    <style:style style:name="P193" style:family="paragraph" style:parent-style-name="Standard" style:list-style-name="L5">
      <style:text-properties fo:color="#ed1c24" officeooo:rsid="001f8a8e" officeooo:paragraph-rsid="0231f51f"/>
    </style:style>
    <style:style style:name="P194" style:family="paragraph" style:parent-style-name="Standard" style:list-style-name="L16">
      <style:text-properties fo:color="#ed1c24" officeooo:rsid="012516fc" officeooo:paragraph-rsid="01d24540"/>
    </style:style>
    <style:style style:name="P195" style:family="paragraph" style:parent-style-name="Standard" style:list-style-name="L4">
      <style:text-properties fo:color="#ed1c24" officeooo:paragraph-rsid="00da0674"/>
    </style:style>
    <style:style style:name="P196" style:family="paragraph" style:parent-style-name="Standard" style:list-style-name="L32">
      <style:text-properties fo:color="#ed1c24" officeooo:paragraph-rsid="01babc96"/>
    </style:style>
    <style:style style:name="P197" style:family="paragraph" style:parent-style-name="Standard" style:list-style-name="L21">
      <style:text-properties fo:color="#ed1c24" officeooo:paragraph-rsid="0158c710"/>
    </style:style>
    <style:style style:name="P198" style:family="paragraph" style:parent-style-name="Standard" style:list-style-name="L23">
      <style:text-properties fo:color="#ed1c24" officeooo:rsid="01633c04" officeooo:paragraph-rsid="01633c04"/>
    </style:style>
    <style:style style:name="P199" style:family="paragraph" style:parent-style-name="Standard" style:list-style-name="L24">
      <style:text-properties fo:color="#ed1c24" officeooo:paragraph-rsid="0165640e"/>
    </style:style>
    <style:style style:name="P200" style:family="paragraph" style:parent-style-name="Standard" style:list-style-name="L4">
      <style:text-properties fo:color="#ed1c24" officeooo:rsid="01db38c4" officeooo:paragraph-rsid="01db38c4"/>
    </style:style>
    <style:style style:name="P201" style:family="paragraph" style:parent-style-name="Standard" style:list-style-name="L26">
      <style:text-properties officeooo:rsid="01b3b8c1" officeooo:paragraph-rsid="01cccf8c"/>
    </style:style>
    <style:style style:name="P202" style:family="paragraph" style:parent-style-name="Standard">
      <style:text-properties officeooo:rsid="01b3b8c1" officeooo:paragraph-rsid="01cccf8c"/>
    </style:style>
    <style:style style:name="P203" style:family="paragraph" style:parent-style-name="Standard" style:list-style-name="L29">
      <style:text-properties officeooo:paragraph-rsid="01c89604"/>
    </style:style>
    <style:style style:name="P204" style:family="paragraph" style:parent-style-name="Standard" style:list-style-name="L34">
      <style:text-properties officeooo:paragraph-rsid="01cccf8c"/>
    </style:style>
    <style:style style:name="P205" style:family="paragraph" style:parent-style-name="Standard" style:list-style-name="L35">
      <style:text-properties officeooo:paragraph-rsid="01e5aea0"/>
    </style:style>
    <style:style style:name="P206" style:family="paragraph" style:parent-style-name="Standard">
      <style:text-properties fo:color="#999999" officeooo:rsid="000536db" officeooo:paragraph-rsid="01de76c7"/>
    </style:style>
    <style:style style:name="P207" style:family="paragraph" style:parent-style-name="Standard">
      <style:text-properties fo:color="#999999" officeooo:rsid="000536db" officeooo:paragraph-rsid="01fac9c5"/>
    </style:style>
    <style:style style:name="P208" style:family="paragraph" style:parent-style-name="Standard">
      <style:text-properties fo:color="#999999" officeooo:rsid="01f91a29" officeooo:paragraph-rsid="01fac9c5"/>
    </style:style>
    <style:style style:name="P209" style:family="paragraph" style:parent-style-name="Standard" style:list-style-name="L26">
      <style:text-properties fo:color="#999999" style:font-name="Liberation Serif" fo:font-size="12pt" fo:font-style="normal" officeooo:rsid="01e9a646" officeooo:paragraph-rsid="0207750e" style:font-size-asian="12pt" style:font-style-asian="normal" style:font-size-complex="12pt" style:font-style-complex="normal"/>
    </style:style>
    <style:style style:name="P210" style:family="paragraph" style:parent-style-name="Standard">
      <style:text-properties officeooo:paragraph-rsid="01e5aea0"/>
    </style:style>
    <style:style style:name="P211" style:family="paragraph" style:parent-style-name="Standard" style:list-style-name="L34">
      <style:text-properties officeooo:rsid="01ee0562" officeooo:paragraph-rsid="01ee0562"/>
    </style:style>
    <style:style style:name="P212" style:family="paragraph" style:parent-style-name="Standard">
      <style:text-properties officeooo:paragraph-rsid="01ee622a"/>
    </style:style>
    <style:style style:name="P213" style:family="paragraph" style:parent-style-name="Standard">
      <style:text-properties officeooo:paragraph-rsid="01f612c7"/>
    </style:style>
    <style:style style:name="P214" style:family="paragraph" style:parent-style-name="Standard">
      <style:text-properties officeooo:paragraph-rsid="01f77172"/>
    </style:style>
    <style:style style:name="P215" style:family="paragraph" style:parent-style-name="Standard" style:list-style-name="L29">
      <style:text-properties officeooo:rsid="01fba8fd" officeooo:paragraph-rsid="01fba8fd"/>
    </style:style>
    <style:style style:name="P216" style:family="paragraph" style:parent-style-name="Standard" style:list-style-name="L29">
      <style:text-properties officeooo:rsid="01fdde87" officeooo:paragraph-rsid="01fdde87"/>
    </style:style>
    <style:style style:name="P217" style:family="paragraph" style:parent-style-name="Standard" style:list-style-name="L29">
      <style:text-properties officeooo:rsid="01ff408e" officeooo:paragraph-rsid="01ff408e"/>
    </style:style>
    <style:style style:name="P218" style:family="paragraph" style:parent-style-name="Standard" style:list-style-name="L37">
      <style:text-properties officeooo:paragraph-rsid="020186fa"/>
    </style:style>
    <style:style style:name="P219" style:family="paragraph" style:parent-style-name="Standard" style:list-style-name="L26">
      <style:text-properties officeooo:rsid="0207750e" officeooo:paragraph-rsid="0207750e"/>
    </style:style>
    <style:style style:name="P220" style:family="paragraph" style:parent-style-name="Standard" style:list-style-name="L26">
      <style:text-properties officeooo:rsid="021591e4" officeooo:paragraph-rsid="021591e4"/>
    </style:style>
    <style:style style:name="P221" style:family="paragraph" style:parent-style-name="Standard">
      <style:text-properties officeooo:rsid="021ac44d" officeooo:paragraph-rsid="021ac44d"/>
    </style:style>
    <style:style style:name="P222" style:family="paragraph" style:parent-style-name="Standard">
      <style:text-properties officeooo:rsid="021ac44d" officeooo:paragraph-rsid="023c17d9"/>
    </style:style>
    <style:style style:name="P223" style:family="paragraph" style:parent-style-name="Standard" style:list-style-name="L38">
      <style:text-properties officeooo:paragraph-rsid="02241ade"/>
    </style:style>
    <style:style style:name="P224" style:family="paragraph" style:parent-style-name="Standard">
      <style:text-properties officeooo:paragraph-rsid="02300cdd"/>
    </style:style>
    <style:style style:name="P225" style:family="paragraph" style:parent-style-name="Standard" style:list-style-name="L39">
      <style:text-properties officeooo:paragraph-rsid="02316447"/>
    </style:style>
    <style:style style:name="P226" style:family="paragraph" style:parent-style-name="Standard" style:list-style-name="L40">
      <style:text-properties officeooo:paragraph-rsid="02456f5a"/>
    </style:style>
    <style:style style:name="T1" style:family="text">
      <style:text-properties officeooo:rsid="0007290e"/>
    </style:style>
    <style:style style:name="T2" style:family="text">
      <style:text-properties officeooo:rsid="0009ba99"/>
    </style:style>
    <style:style style:name="T3" style:family="text">
      <style:text-properties fo:color="#ffffff" fo:font-size="18pt" fo:font-weight="bold" fo:background-color="#000000" loext:char-shading-value="0" style:font-size-asian="18pt" style:font-weight-asian="bold" style:font-size-complex="18pt" style:font-weight-complex="bold"/>
    </style:style>
    <style:style style:name="T4" style:family="text">
      <style:text-properties fo:color="#ffffff" fo:font-size="18pt" fo:font-weight="bold" officeooo:rsid="0049f41c" fo:background-color="#000000" loext:char-shading-value="0" style:font-size-asian="18pt" style:font-weight-asian="bold" style:font-size-complex="18pt" style:font-weight-complex="bold"/>
    </style:style>
    <style:style style:name="T5" style:family="text">
      <style:text-properties fo:color="#ffffff" fo:font-size="18pt" fo:font-weight="bold" officeooo:rsid="004fe06e" fo:background-color="#000000" loext:char-shading-value="0" style:font-size-asian="18pt" style:font-weight-asian="bold" style:font-size-complex="18pt" style:font-weight-complex="bold"/>
    </style:style>
    <style:style style:name="T6" style:family="text">
      <style:text-properties fo:color="#ffffff" fo:font-size="18pt" fo:font-weight="bold" officeooo:rsid="00d6488e" fo:background-color="#000000" loext:char-shading-value="0" style:font-size-asian="18pt" style:font-weight-asian="bold" style:font-size-complex="18pt" style:font-weight-complex="bold"/>
    </style:style>
    <style:style style:name="T7" style:family="text">
      <style:text-properties fo:color="#ffffff" fo:font-size="18pt" fo:font-weight="bold" officeooo:rsid="00e52532" fo:background-color="#000000" loext:char-shading-value="0" style:font-size-asian="18pt" style:font-weight-asian="bold" style:font-size-complex="18pt" style:font-weight-complex="bold"/>
    </style:style>
    <style:style style:name="T8" style:family="text">
      <style:text-properties fo:color="#ffffff" fo:font-size="18pt" fo:font-weight="bold" officeooo:rsid="001dd985" fo:background-color="#000000" loext:char-shading-value="0" style:font-size-asian="18pt" style:font-weight-asian="bold" style:font-size-complex="18pt" style:font-weight-complex="bold"/>
    </style:style>
    <style:style style:name="T9" style:family="text">
      <style:text-properties fo:color="#ffffff" fo:font-size="18pt" fo:font-weight="bold" officeooo:rsid="000b9a28" fo:background-color="#a3238e" loext:char-shading-value="0" style:font-size-asian="18pt" style:font-weight-asian="bold" style:font-size-complex="18pt" style:font-weight-complex="bold"/>
    </style:style>
    <style:style style:name="T10" style:family="text">
      <style:text-properties fo:color="#ffffff" fo:font-size="18pt" fo:font-weight="bold" officeooo:rsid="006da768" fo:background-color="#a3238e" loext:char-shading-value="0" style:font-size-asian="18pt" style:font-weight-asian="bold" style:font-size-complex="18pt" style:font-weight-complex="bold"/>
    </style:style>
    <style:style style:name="T11" style:family="text">
      <style:text-properties fo:color="#ffffff" fo:font-size="18pt" fo:font-weight="bold" officeooo:rsid="00ad1cdd" fo:background-color="#a3238e" loext:char-shading-value="0" style:font-size-asian="18pt" style:font-weight-asian="bold" style:font-size-complex="18pt" style:font-weight-complex="bold"/>
    </style:style>
    <style:style style:name="T12" style:family="text">
      <style:text-properties fo:color="#ffffff" fo:font-size="18pt" fo:font-weight="bold" fo:background-color="#00a65d" loext:char-shading-value="0" style:font-size-asian="18pt" style:font-weight-asian="bold" style:font-size-complex="18pt" style:font-weight-complex="bold"/>
    </style:style>
    <style:style style:name="T13" style:family="text">
      <style:text-properties fo:color="#ffffff" fo:font-size="18pt" fo:font-weight="bold" fo:background-color="#00a65d" loext:char-shading-value="0" style:font-size-asian="18pt" style:font-weight-asian="bold" style:font-size-complex="18pt" style:font-weight-complex="bold"/>
    </style:style>
    <style:style style:name="T14" style:family="text">
      <style:text-properties fo:color="#ffffff" fo:font-size="18pt" officeooo:rsid="000b9a28" fo:background-color="#a3238e" loext:char-shading-value="0" style:font-size-asian="18pt" style:font-size-complex="18pt"/>
    </style:style>
    <style:style style:name="T15" style:family="text">
      <style:text-properties fo:color="#ffffff" fo:font-size="18pt" officeooo:rsid="006cabde" fo:background-color="#a3238e" loext:char-shading-value="0" style:font-size-asian="18pt" style:font-size-complex="18pt"/>
    </style:style>
    <style:style style:name="T16" style:family="text">
      <style:text-properties officeooo:rsid="000d1873"/>
    </style:style>
    <style:style style:name="T17" style:family="text">
      <style:text-properties officeooo:rsid="000d55b2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0d55b2" style:font-weight-asian="normal" style:font-weight-complex="normal"/>
    </style:style>
    <style:style style:name="T20" style:family="text">
      <style:text-properties fo:font-weight="normal" officeooo:rsid="00112f12" style:font-weight-asian="normal" style:font-weight-complex="normal"/>
    </style:style>
    <style:style style:name="T21" style:family="text">
      <style:text-properties fo:font-weight="normal" officeooo:rsid="0014f619" style:font-weight-asian="normal" style:font-weight-complex="normal"/>
    </style:style>
    <style:style style:name="T22" style:family="text">
      <style:text-properties fo:font-weight="normal" officeooo:rsid="002487bd" style:font-weight-asian="normal" style:font-weight-complex="normal"/>
    </style:style>
    <style:style style:name="T23" style:family="text">
      <style:text-properties fo:font-weight="normal" officeooo:rsid="003b6264" style:font-weight-asian="normal" style:font-weight-complex="normal"/>
    </style:style>
    <style:style style:name="T24" style:family="text">
      <style:text-properties fo:font-weight="normal" officeooo:rsid="00629681" style:font-weight-asian="normal" style:font-weight-complex="normal"/>
    </style:style>
    <style:style style:name="T25" style:family="text">
      <style:text-properties fo:font-weight="normal" officeooo:rsid="0065c672" style:font-weight-asian="normal" style:font-weight-complex="normal"/>
    </style:style>
    <style:style style:name="T26" style:family="text">
      <style:text-properties fo:font-weight="normal" officeooo:rsid="0067a61e" style:font-weight-asian="normal" style:font-weight-complex="normal"/>
    </style:style>
    <style:style style:name="T27" style:family="text">
      <style:text-properties fo:font-weight="normal" officeooo:rsid="0092d0eb" style:font-weight-asian="normal" style:font-weight-complex="normal"/>
    </style:style>
    <style:style style:name="T28" style:family="text">
      <style:text-properties fo:font-weight="normal" officeooo:rsid="0090ea56" style:font-weight-asian="normal" style:font-weight-complex="normal"/>
    </style:style>
    <style:style style:name="T29" style:family="text">
      <style:text-properties fo:font-weight="normal" officeooo:rsid="009d7dd1" style:font-weight-asian="normal" style:font-weight-complex="normal"/>
    </style:style>
    <style:style style:name="T30" style:family="text">
      <style:text-properties fo:font-weight="normal" officeooo:rsid="009e5db3" style:font-weight-asian="normal" style:font-weight-complex="normal"/>
    </style:style>
    <style:style style:name="T31" style:family="text">
      <style:text-properties fo:font-weight="normal" officeooo:rsid="00d05bd0" style:font-weight-asian="normal" style:font-weight-complex="normal"/>
    </style:style>
    <style:style style:name="T32" style:family="text">
      <style:text-properties fo:font-weight="normal" officeooo:rsid="00fa8de0" style:font-weight-asian="normal" style:font-weight-complex="normal"/>
    </style:style>
    <style:style style:name="T33" style:family="text">
      <style:text-properties fo:font-weight="normal" officeooo:rsid="0112d127" style:font-weight-asian="normal" style:font-weight-complex="normal"/>
    </style:style>
    <style:style style:name="T34" style:family="text">
      <style:text-properties fo:font-weight="normal" officeooo:rsid="0146adde" style:font-weight-asian="normal" style:font-weight-complex="normal"/>
    </style:style>
    <style:style style:name="T35" style:family="text">
      <style:text-properties fo:font-weight="normal" officeooo:rsid="01b3b07e" style:font-weight-asian="normal" style:font-weight-complex="normal"/>
    </style:style>
    <style:style style:name="T36" style:family="text">
      <style:text-properties fo:font-weight="normal" officeooo:rsid="02010e2c" style:font-weight-asian="normal" style:font-weight-complex="normal"/>
    </style:style>
    <style:style style:name="T37" style:family="text">
      <style:text-properties fo:font-weight="normal" officeooo:rsid="021d7463" style:font-weight-asian="normal" style:font-weight-complex="normal"/>
    </style:style>
    <style:style style:name="T38" style:family="text">
      <style:text-properties fo:font-weight="normal" officeooo:rsid="021e5aa0" style:font-weight-asian="normal" style:font-weight-complex="normal"/>
    </style:style>
    <style:style style:name="T39" style:family="text">
      <style:text-properties fo:font-weight="normal" officeooo:rsid="02241ade" style:font-weight-asian="normal" style:font-weight-complex="normal"/>
    </style:style>
    <style:style style:name="T40" style:family="text">
      <style:text-properties fo:font-weight="normal" officeooo:rsid="02254206" style:font-weight-asian="normal" style:font-weight-complex="normal"/>
    </style:style>
    <style:style style:name="T41" style:family="text">
      <style:text-properties fo:font-weight="normal" officeooo:rsid="0229d334" style:font-weight-asian="normal" style:font-weight-complex="normal"/>
    </style:style>
    <style:style style:name="T42" style:family="text">
      <style:text-properties fo:font-weight="normal" officeooo:rsid="022f436b" style:font-weight-asian="normal" style:font-weight-complex="normal"/>
    </style:style>
    <style:style style:name="T43" style:family="text">
      <style:text-properties fo:font-weight="normal" officeooo:rsid="02300cdd" style:font-weight-asian="normal" style:font-weight-complex="normal"/>
    </style:style>
    <style:style style:name="T44" style:family="text">
      <style:text-properties fo:font-weight="normal" officeooo:rsid="02316447" style:font-weight-asian="normal" style:font-weight-complex="normal"/>
    </style:style>
    <style:style style:name="T45" style:family="text">
      <style:text-properties fo:font-weight="normal" officeooo:rsid="023eda68" style:font-weight-asian="normal" style:font-weight-complex="normal"/>
    </style:style>
    <style:style style:name="T46" style:family="text">
      <style:text-properties officeooo:rsid="0019b0ae"/>
    </style:style>
    <style:style style:name="T47" style:family="text">
      <style:text-properties officeooo:rsid="001c8f0e"/>
    </style:style>
    <style:style style:name="T48" style:family="text">
      <style:text-properties style:use-window-font-color="true"/>
    </style:style>
    <style:style style:name="T49" style:family="text">
      <style:text-properties style:use-window-font-color="true" fo:font-size="18pt" fo:font-weight="bold" fo:background-color="#000000" loext:char-shading-value="0" style:font-size-asian="18pt" style:font-weight-asian="bold" style:font-size-complex="18pt" style:font-weight-complex="bold"/>
    </style:style>
    <style:style style:name="T50" style:family="text">
      <style:text-properties style:use-window-font-color="true" fo:font-size="18pt" fo:font-weight="bold" officeooo:rsid="008ec20e" fo:background-color="#000000" loext:char-shading-value="0" style:font-size-asian="18pt" style:font-weight-asian="bold" style:font-size-complex="18pt" style:font-weight-complex="bold"/>
    </style:style>
    <style:style style:name="T51" style:family="text">
      <style:text-properties style:use-window-font-color="true" fo:font-size="18pt" fo:font-weight="bold" officeooo:rsid="000536db" fo:background-color="#000000" loext:char-shading-value="0" style:font-size-asian="18pt" style:font-weight-asian="bold" style:font-size-complex="18pt" style:font-weight-complex="bold"/>
    </style:style>
    <style:style style:name="T52" style:family="text">
      <style:text-properties style:use-window-font-color="true" fo:font-size="18pt" fo:font-weight="bold" officeooo:rsid="006c5860" fo:background-color="#000000" loext:char-shading-value="0" style:font-size-asian="18pt" style:font-weight-asian="bold" style:font-size-complex="18pt" style:font-weight-complex="bold"/>
    </style:style>
    <style:style style:name="T53" style:family="text">
      <style:text-properties style:use-window-font-color="true" fo:font-size="18pt" fo:font-weight="bold" fo:background-color="#fff200" loext:char-shading-value="0" style:font-size-asian="18pt" style:font-weight-asian="bold" style:font-size-complex="18pt" style:font-weight-complex="bold"/>
    </style:style>
    <style:style style:name="T54" style:family="text">
      <style:text-properties style:use-window-font-color="true" fo:font-size="18pt" fo:font-weight="bold" officeooo:rsid="01148d34" fo:background-color="#fff200" loext:char-shading-value="0" style:font-size-asian="18pt" style:font-weight-asian="bold" style:font-size-complex="18pt" style:font-weight-complex="bold"/>
    </style:style>
    <style:style style:name="T55" style:family="text">
      <style:text-properties style:use-window-font-color="true" fo:font-size="18pt" style:font-size-asian="18pt" style:font-size-complex="18pt"/>
    </style:style>
    <style:style style:name="T56" style:family="text">
      <style:text-properties style:use-window-font-color="true" fo:font-size="18pt" officeooo:rsid="00730ae3" style:font-size-asian="18pt" style:font-size-complex="18pt"/>
    </style:style>
    <style:style style:name="T57" style:family="text">
      <style:text-properties style:use-window-font-color="true" fo:font-size="18pt" officeooo:rsid="006c5860" style:font-size-asian="18pt" style:font-size-complex="18pt"/>
    </style:style>
    <style:style style:name="T58" style:family="text">
      <style:text-properties style:use-window-font-color="true" fo:font-size="18pt" fo:background-color="#000000" loext:char-shading-value="0" style:font-size-asian="18pt" style:font-size-complex="18pt"/>
    </style:style>
    <style:style style:name="T59" style:family="text">
      <style:text-properties style:use-window-font-color="true" fo:font-size="18pt" officeooo:rsid="00d6488e" fo:background-color="#000000" loext:char-shading-value="0" style:font-size-asian="18pt" style:font-size-complex="18pt"/>
    </style:style>
    <style:style style:name="T60" style:family="text">
      <style:text-properties style:use-window-font-color="true" fo:font-size="18pt" officeooo:rsid="006c5860" fo:background-color="#000000" loext:char-shading-value="0" style:font-size-asian="18pt" style:font-size-complex="18pt"/>
    </style:style>
    <style:style style:name="T61" style:family="text">
      <style:text-properties style:use-window-font-color="true" fo:font-size="18pt" officeooo:rsid="00712819" fo:background-color="#000000" loext:char-shading-value="0" style:font-size-asian="18pt" style:font-size-complex="18pt"/>
    </style:style>
    <style:style style:name="T62" style:family="text">
      <style:text-properties style:use-window-font-color="true" fo:font-size="18pt" officeooo:rsid="0107070a" fo:background-color="#000000" loext:char-shading-value="0" style:font-size-asian="18pt" style:font-size-complex="18pt"/>
    </style:style>
    <style:style style:name="T63" style:family="text">
      <style:text-properties style:use-window-font-color="true" fo:font-weight="normal" officeooo:rsid="00133c4f" style:font-weight-asian="normal" style:font-weight-complex="normal"/>
    </style:style>
    <style:style style:name="T64" style:family="text">
      <style:text-properties style:use-window-font-color="true" fo:font-weight="normal" officeooo:rsid="00523d4c" style:font-weight-asian="normal" style:font-weight-complex="normal"/>
    </style:style>
    <style:style style:name="T65" style:family="text">
      <style:text-properties style:use-window-font-color="true" fo:font-weight="normal" officeooo:rsid="00eae225" style:font-weight-asian="normal" style:font-weight-complex="normal"/>
    </style:style>
    <style:style style:name="T66" style:family="text">
      <style:text-properties style:use-window-font-color="true" fo:font-weight="normal" officeooo:rsid="010d5329" style:font-weight-asian="normal" style:font-weight-complex="normal"/>
    </style:style>
    <style:style style:name="T67" style:family="text">
      <style:text-properties style:use-window-font-color="true" fo:font-weight="normal" officeooo:rsid="010bd544" style:font-weight-asian="normal" style:font-weight-complex="normal"/>
    </style:style>
    <style:style style:name="T68" style:family="text">
      <style:text-properties style:use-window-font-color="true" fo:font-weight="normal" officeooo:rsid="010d66fb" style:font-weight-asian="normal" style:font-weight-complex="normal"/>
    </style:style>
    <style:style style:name="T69" style:family="text">
      <style:text-properties style:use-window-font-color="true" fo:font-weight="normal" officeooo:rsid="013985a2" style:font-weight-asian="normal" style:font-weight-complex="normal"/>
    </style:style>
    <style:style style:name="T70" style:family="text">
      <style:text-properties style:use-window-font-color="true" fo:language="ru" fo:country="RU" fo:font-weight="normal" officeooo:rsid="004b7520" style:font-weight-asian="normal" style:font-weight-complex="normal"/>
    </style:style>
    <style:style style:name="T71" style:family="text">
      <style:text-properties style:use-window-font-color="true" fo:language="ru" fo:country="RU" fo:font-weight="normal" officeooo:rsid="005987e4" style:font-weight-asian="normal" style:font-weight-complex="normal"/>
    </style:style>
    <style:style style:name="T72" style:family="text">
      <style:text-properties style:use-window-font-color="true" fo:font-style="italic" style:text-underline-style="none" fo:font-weight="normal" officeooo:rsid="00eae225" style:font-style-asian="italic" style:font-weight-asian="normal" style:font-style-complex="italic" style:font-weight-complex="normal"/>
    </style:style>
    <style:style style:name="T73" style:family="text">
      <style:text-properties style:use-window-font-color="true" style:font-name="Liberation Serif" fo:font-size="18pt" fo:font-weight="bold" officeooo:rsid="00629681" fo:background-color="#fff200" loext:char-shading-value="0" style:font-size-asian="18pt" style:font-weight-asian="bold" style:font-size-complex="18pt" style:font-weight-complex="bold"/>
    </style:style>
    <style:style style:name="T74" style:family="text">
      <style:text-properties style:use-window-font-color="true" style:font-name="Liberation Serif" fo:font-size="18pt" fo:font-weight="bold" officeooo:rsid="0063ba15" fo:background-color="#fff200" loext:char-shading-value="0" style:font-size-asian="18pt" style:font-weight-asian="bold" style:font-size-complex="18pt" style:font-weight-complex="bold"/>
    </style:style>
    <style:style style:name="T75" style:family="text">
      <style:text-properties style:use-window-font-color="true" style:font-name="Liberation Serif" fo:font-size="18pt" fo:font-weight="bold" officeooo:rsid="000536db" fo:background-color="#fff200" loext:char-shading-value="0" style:font-size-asian="18pt" style:font-weight-asian="bold" style:font-size-complex="18pt" style:font-weight-complex="bold"/>
    </style:style>
    <style:style style:name="T76" style:family="text">
      <style:text-properties style:use-window-font-color="true" style:font-name="Liberation Serif" fo:font-size="12pt" fo:font-weight="normal" officeooo:rsid="0065c672" style:font-size-asian="12pt" style:font-weight-asian="normal" style:font-size-complex="12pt" style:font-weight-complex="normal"/>
    </style:style>
    <style:style style:name="T77" style:family="text">
      <style:text-properties officeooo:rsid="001f8a8e"/>
    </style:style>
    <style:style style:name="T78" style:family="text">
      <style:text-properties fo:font-style="italic" officeooo:rsid="0026669f" style:font-style-asian="italic" style:font-style-complex="italic"/>
    </style:style>
    <style:style style:name="T79" style:family="text">
      <style:text-properties fo:font-style="italic" officeooo:rsid="002a87d4" style:font-style-asian="italic" style:font-style-complex="italic"/>
    </style:style>
    <style:style style:name="T80" style:family="text">
      <style:text-properties fo:font-style="italic" officeooo:rsid="002da6db" style:font-style-asian="italic" style:font-style-complex="italic"/>
    </style:style>
    <style:style style:name="T81" style:family="text">
      <style:text-properties fo:font-style="italic" officeooo:rsid="00351cf3" style:font-style-asian="italic" style:font-style-complex="italic"/>
    </style:style>
    <style:style style:name="T82" style:family="text">
      <style:text-properties fo:font-style="italic" officeooo:rsid="003f415d" style:font-style-asian="italic" style:font-style-complex="italic"/>
    </style:style>
    <style:style style:name="T83" style:family="text">
      <style:text-properties fo:font-style="normal" style:font-style-asian="normal" style:font-style-complex="normal"/>
    </style:style>
    <style:style style:name="T84" style:family="text">
      <style:text-properties fo:font-style="normal" officeooo:rsid="0026669f" style:font-style-asian="normal" style:font-style-complex="normal"/>
    </style:style>
    <style:style style:name="T85" style:family="text">
      <style:text-properties fo:font-style="normal" officeooo:rsid="003f415d" style:font-style-asian="normal" style:font-style-complex="normal"/>
    </style:style>
    <style:style style:name="T86" style:family="text">
      <style:text-properties fo:font-style="normal" officeooo:rsid="004225e0" style:font-style-asian="normal" style:font-style-complex="normal"/>
    </style:style>
    <style:style style:name="T87" style:family="text">
      <style:text-properties fo:font-style="normal" officeooo:rsid="005f1aff" style:font-style-asian="normal" style:font-style-complex="normal"/>
    </style:style>
    <style:style style:name="T88" style:family="text">
      <style:text-properties fo:font-style="normal" officeooo:rsid="00b59175" style:font-style-asian="normal" style:font-style-complex="normal"/>
    </style:style>
    <style:style style:name="T89" style:family="text">
      <style:text-properties fo:font-style="normal" officeooo:rsid="00d8b48b" style:font-style-asian="normal" style:font-style-complex="normal"/>
    </style:style>
    <style:style style:name="T90" style:family="text">
      <style:text-properties fo:font-style="normal" officeooo:rsid="00d8c9af" style:font-style-asian="normal" style:font-style-complex="normal"/>
    </style:style>
    <style:style style:name="T91" style:family="text">
      <style:text-properties fo:font-style="normal" officeooo:rsid="00d997f7" style:font-style-asian="normal" style:font-style-complex="normal"/>
    </style:style>
    <style:style style:name="T92" style:family="text">
      <style:text-properties fo:font-style="normal" officeooo:rsid="00da0674" style:font-style-asian="normal" style:font-style-complex="normal"/>
    </style:style>
    <style:style style:name="T93" style:family="text">
      <style:text-properties fo:font-style="normal" officeooo:rsid="00ee311b" style:font-style-asian="normal" style:font-style-complex="normal"/>
    </style:style>
    <style:style style:name="T94" style:family="text">
      <style:text-properties fo:font-style="normal" officeooo:rsid="012516fc" style:font-style-asian="normal" style:font-style-complex="normal"/>
    </style:style>
    <style:style style:name="T95" style:family="text">
      <style:text-properties fo:font-style="normal" officeooo:rsid="016eb641" style:font-style-asian="normal" style:font-style-complex="normal"/>
    </style:style>
    <style:style style:name="T96" style:family="text">
      <style:text-properties fo:font-style="normal" officeooo:rsid="0177c7ff" style:font-style-asian="normal" style:font-style-complex="normal"/>
    </style:style>
    <style:style style:name="T97" style:family="text">
      <style:text-properties fo:font-style="normal" officeooo:rsid="0179028f" style:font-style-asian="normal" style:font-style-complex="normal"/>
    </style:style>
    <style:style style:name="T98" style:family="text">
      <style:text-properties fo:font-style="normal" officeooo:rsid="017ac217" style:font-style-asian="normal" style:font-style-complex="normal"/>
    </style:style>
    <style:style style:name="T99" style:family="text">
      <style:text-properties fo:font-style="normal" officeooo:rsid="017d0938" style:font-style-asian="normal" style:font-style-complex="normal"/>
    </style:style>
    <style:style style:name="T100" style:family="text">
      <style:text-properties fo:font-style="normal" officeooo:rsid="0186e5aa" style:font-style-asian="normal" style:font-style-complex="normal"/>
    </style:style>
    <style:style style:name="T101" style:family="text">
      <style:text-properties fo:font-style="normal" officeooo:rsid="0189c0f4" style:font-style-asian="normal" style:font-style-complex="normal"/>
    </style:style>
    <style:style style:name="T102" style:family="text">
      <style:text-properties fo:font-style="normal" officeooo:rsid="018b8fb9" style:font-style-asian="normal" style:font-style-complex="normal"/>
    </style:style>
    <style:style style:name="T103" style:family="text">
      <style:text-properties fo:font-style="normal" officeooo:rsid="019121ea" style:font-style-asian="normal" style:font-style-complex="normal"/>
    </style:style>
    <style:style style:name="T104" style:family="text">
      <style:text-properties fo:font-style="normal" officeooo:rsid="019f4cd4" style:font-style-asian="normal" style:font-style-complex="normal"/>
    </style:style>
    <style:style style:name="T105" style:family="text">
      <style:text-properties fo:font-style="normal" officeooo:rsid="019ffea8" style:font-style-asian="normal" style:font-style-complex="normal"/>
    </style:style>
    <style:style style:name="T106" style:family="text">
      <style:text-properties fo:font-style="normal" officeooo:rsid="002a87d4" style:font-style-asian="normal" style:font-style-complex="normal"/>
    </style:style>
    <style:style style:name="T107" style:family="text">
      <style:text-properties fo:font-style="normal" officeooo:rsid="01de76c7" style:font-style-asian="normal" style:font-style-complex="normal"/>
    </style:style>
    <style:style style:name="T108" style:family="text">
      <style:text-properties fo:font-style="normal" officeooo:rsid="01e5aea0" style:font-style-asian="normal" style:font-style-complex="normal"/>
    </style:style>
    <style:style style:name="T109" style:family="text">
      <style:text-properties fo:font-style="normal" officeooo:rsid="01e9a646" style:font-style-asian="normal" style:font-style-complex="normal"/>
    </style:style>
    <style:style style:name="T110" style:family="text">
      <style:text-properties fo:font-style="normal" officeooo:rsid="01f91a29" style:font-style-asian="normal" style:font-style-complex="normal"/>
    </style:style>
    <style:style style:name="T111" style:family="text">
      <style:text-properties fo:font-style="normal" officeooo:rsid="01fac9c5" style:font-style-asian="normal" style:font-style-complex="normal"/>
    </style:style>
    <style:style style:name="T112" style:family="text">
      <style:text-properties fo:font-style="normal" officeooo:rsid="02011ea7" style:font-style-asian="normal" style:font-style-complex="normal"/>
    </style:style>
    <style:style style:name="T113" style:family="text">
      <style:text-properties fo:font-style="normal" officeooo:rsid="0201762c" style:font-style-asian="normal" style:font-style-complex="normal"/>
    </style:style>
    <style:style style:name="T114" style:family="text">
      <style:text-properties fo:font-style="normal" officeooo:rsid="02166158" style:font-style-asian="normal" style:font-style-complex="normal"/>
    </style:style>
    <style:style style:name="T115" style:family="text">
      <style:text-properties fo:font-style="normal" officeooo:rsid="002da6db" style:font-style-asian="normal" style:font-style-complex="normal"/>
    </style:style>
    <style:style style:name="T1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4225e0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189c0f4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18d2aba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1e5aea0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1ec432f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2011ea7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21ac44d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23b9111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bold" officeooo:rsid="01e5aea0" style:font-style-asian="normal" style:font-weight-asian="bold" style:font-style-complex="normal" style:font-weight-complex="bold"/>
    </style:style>
    <style:style style:name="T126" style:family="text">
      <style:text-properties fo:font-style="normal" fo:font-weight="bold" officeooo:rsid="01e5dc91" style:font-style-asian="normal" style:font-weight-asian="bold" style:font-style-complex="normal" style:font-weight-complex="bold"/>
    </style:style>
    <style:style style:name="T127" style:family="text">
      <style:text-properties fo:font-style="normal" fo:font-weight="bold" officeooo:rsid="004225e0" style:font-style-asian="normal" style:font-weight-asian="bold" style:font-style-complex="normal" style:font-weight-complex="bold"/>
    </style:style>
    <style:style style:name="T128" style:family="text">
      <style:text-properties officeooo:rsid="0028adf9"/>
    </style:style>
    <style:style style:name="T129" style:family="text">
      <style:text-properties officeooo:rsid="002a87d4"/>
    </style:style>
    <style:style style:name="T130" style:family="text">
      <style:text-properties officeooo:rsid="002da6db"/>
    </style:style>
    <style:style style:name="T131" style:family="text">
      <style:text-properties officeooo:rsid="00351cf3"/>
    </style:style>
    <style:style style:name="T132" style:family="text">
      <style:text-properties officeooo:rsid="003f415d"/>
    </style:style>
    <style:style style:name="T133" style:family="text">
      <style:text-properties officeooo:rsid="0042d9cf"/>
    </style:style>
    <style:style style:name="T134" style:family="text">
      <style:text-properties officeooo:rsid="00456193"/>
    </style:style>
    <style:style style:name="T135" style:family="text">
      <style:text-properties officeooo:rsid="004b0dcd"/>
    </style:style>
    <style:style style:name="T136" style:family="text">
      <style:text-properties officeooo:rsid="004fe06e"/>
    </style:style>
    <style:style style:name="T137" style:family="text">
      <style:text-properties officeooo:rsid="0059bb50"/>
    </style:style>
    <style:style style:name="T138" style:family="text">
      <style:text-properties officeooo:rsid="005d4a0c"/>
    </style:style>
    <style:style style:name="T139" style:family="text">
      <style:text-properties officeooo:rsid="00629681"/>
    </style:style>
    <style:style style:name="T140" style:family="text">
      <style:text-properties style:text-underline-style="none" fo:font-weight="normal" officeooo:rsid="00629681" style:font-weight-asian="normal" style:font-weight-complex="normal"/>
    </style:style>
    <style:style style:name="T141" style:family="text">
      <style:text-properties fo:font-variant="normal" fo:text-transform="none" fo:color="#252525" fo:letter-spacing="normal" fo:font-style="normal" fo:font-weight="normal"/>
    </style:style>
    <style:style style:name="T14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65c672" style:font-size-asian="12pt" style:font-weight-asian="normal" style:font-size-complex="12pt" style:font-weight-complex="normal"/>
    </style:style>
    <style:style style:name="T14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ee622a" style:font-size-asian="12pt" style:font-weight-asian="normal" style:font-size-complex="12pt" style:font-weight-complex="normal"/>
    </style:style>
    <style:style style:name="T14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1e1f3" style:font-size-asian="12pt" style:font-weight-asian="normal" style:font-size-complex="12pt" style:font-weight-complex="normal"/>
    </style:style>
    <style:style style:name="T14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4ae8f" style:font-size-asian="12pt" style:font-weight-asian="normal" style:font-size-complex="12pt" style:font-weight-complex="normal"/>
    </style:style>
    <style:style style:name="T14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590cc" style:font-size-asian="12pt" style:font-weight-asian="normal" style:font-size-complex="12pt" style:font-weight-complex="normal"/>
    </style:style>
    <style:style style:name="T14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5d55c" style:font-size-asian="12pt" style:font-weight-asian="normal" style:font-size-complex="12pt" style:font-weight-complex="normal"/>
    </style:style>
    <style:style style:name="T14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612c7" style:font-size-asian="12pt" style:font-weight-asian="normal" style:font-size-complex="12pt" style:font-weight-complex="normal"/>
    </style:style>
    <style:style style:name="T14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634b9" style:font-size-asian="12pt" style:font-weight-asian="normal" style:font-size-complex="12pt" style:font-weight-complex="normal"/>
    </style:style>
    <style:style style:name="T15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117116" style:font-size-asian="12pt" style:font-weight-asian="normal" style:font-size-complex="12pt" style:font-weight-complex="normal"/>
    </style:style>
    <style:style style:name="T151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11fd28" style:font-size-asian="12pt" style:font-weight-asian="normal" style:font-size-complex="12pt" style:font-weight-complex="normal"/>
    </style:style>
    <style:style style:name="T152" style:family="text">
      <style:text-properties fo:font-variant="normal" fo:text-transform="none" fo:letter-spacing="normal"/>
    </style:style>
    <style:style style:name="T153" style:family="text">
      <style:text-properties fo:font-variant="normal" fo:text-transform="none" fo:letter-spacing="normal" fo:font-weight="normal"/>
    </style:style>
    <style:style style:name="T154" style:family="text">
      <style:text-properties officeooo:rsid="000536db"/>
    </style:style>
    <style:style style:name="T155" style:family="text">
      <style:text-properties fo:font-size="18pt" fo:font-weight="bold" style:font-size-asian="18pt" style:font-weight-asian="bold" style:font-size-complex="18pt" style:font-weight-complex="bold"/>
    </style:style>
    <style:style style:name="T156" style:family="text">
      <style:text-properties fo:font-size="18pt" fo:font-weight="bold" officeooo:rsid="000f11f2" style:font-size-asian="18pt" style:font-weight-asian="bold" style:font-size-complex="18pt" style:font-weight-complex="bold"/>
    </style:style>
    <style:style style:name="T157" style:family="text">
      <style:text-properties fo:font-size="18pt" fo:font-weight="bold" officeooo:rsid="000b9a28" style:font-size-asian="18pt" style:font-weight-asian="bold" style:font-size-complex="18pt" style:font-weight-complex="bold"/>
    </style:style>
    <style:style style:name="T158" style:family="text">
      <style:text-properties fo:font-size="18pt" fo:font-weight="bold" officeooo:rsid="0063ba15" style:font-size-asian="18pt" style:font-weight-asian="bold" style:font-size-complex="18pt" style:font-weight-complex="bold"/>
    </style:style>
    <style:style style:name="T159" style:family="text">
      <style:text-properties fo:font-size="18pt" fo:font-weight="bold" officeooo:rsid="0090ea56" style:font-size-asian="18pt" style:font-weight-asian="bold" style:font-size-complex="18pt" style:font-weight-complex="bold"/>
    </style:style>
    <style:style style:name="T160" style:family="text">
      <style:text-properties fo:font-size="18pt" fo:font-weight="bold" officeooo:rsid="00b1756e" style:font-size-asian="18pt" style:font-weight-asian="bold" style:font-size-complex="18pt" style:font-weight-complex="bold"/>
    </style:style>
    <style:style style:name="T161" style:family="text">
      <style:text-properties fo:font-size="18pt" fo:font-weight="bold" officeooo:rsid="000f11f2" fo:background-color="#00888a" loext:char-shading-value="0" style:font-size-asian="18pt" style:font-weight-asian="bold" style:font-size-complex="18pt" style:font-weight-complex="bold"/>
    </style:style>
    <style:style style:name="T162" style:family="text">
      <style:text-properties fo:font-size="18pt" fo:font-weight="bold" officeooo:rsid="009d7dd1" fo:background-color="#00888a" loext:char-shading-value="0" style:font-size-asian="18pt" style:font-weight-asian="bold" style:font-size-complex="18pt" style:font-weight-complex="bold"/>
    </style:style>
    <style:style style:name="T163" style:family="text">
      <style:text-properties fo:font-size="18pt" fo:font-weight="bold" officeooo:rsid="000b9a28" fo:background-color="#00888a" loext:char-shading-value="0" style:font-size-asian="18pt" style:font-weight-asian="bold" style:font-size-complex="18pt" style:font-weight-complex="bold"/>
    </style:style>
    <style:style style:name="T164" style:family="text">
      <style:text-properties fo:font-size="18pt" fo:font-weight="bold" officeooo:rsid="0090ea56" fo:background-color="#00888a" loext:char-shading-value="0" style:font-size-asian="18pt" style:font-weight-asian="bold" style:font-size-complex="18pt" style:font-weight-complex="bold"/>
    </style:style>
    <style:style style:name="T165" style:family="text">
      <style:text-properties fo:font-size="18pt" fo:font-weight="bold" officeooo:rsid="000f11f2" fo:background-color="#f58220" loext:char-shading-value="0" style:font-size-asian="18pt" style:font-weight-asian="bold" style:font-size-complex="18pt" style:font-weight-complex="bold"/>
    </style:style>
    <style:style style:name="T166" style:family="text">
      <style:text-properties fo:font-size="18pt" fo:font-weight="bold" officeooo:rsid="000b9a28" fo:background-color="#f58220" loext:char-shading-value="0" style:font-size-asian="18pt" style:font-weight-asian="bold" style:font-size-complex="18pt" style:font-weight-complex="bold"/>
    </style:style>
    <style:style style:name="T167" style:family="text">
      <style:text-properties fo:font-size="18pt" fo:background-color="#f58220" loext:char-shading-value="0" style:font-size-asian="18pt" style:font-size-complex="18pt"/>
    </style:style>
    <style:style style:name="T168" style:family="text">
      <style:text-properties fo:font-size="18pt" officeooo:rsid="01110560" fo:background-color="#f58220" loext:char-shading-value="0" style:font-size-asian="18pt" style:font-size-complex="18pt"/>
    </style:style>
    <style:style style:name="T169" style:family="text">
      <style:text-properties fo:font-size="18pt" fo:background-color="#a3238e" loext:char-shading-value="0" style:font-size-asian="18pt" style:font-size-complex="18pt"/>
    </style:style>
    <style:style style:name="T170" style:family="text">
      <style:text-properties officeooo:rsid="006da768"/>
    </style:style>
    <style:style style:name="T171" style:family="text">
      <style:text-properties officeooo:rsid="007b9fa7"/>
    </style:style>
    <style:style style:name="T172" style:family="text">
      <style:text-properties officeooo:rsid="007e9865"/>
    </style:style>
    <style:style style:name="T173" style:family="text">
      <style:text-properties officeooo:rsid="008b4de2"/>
    </style:style>
    <style:style style:name="T174" style:family="text">
      <style:text-properties officeooo:rsid="008ec20e"/>
    </style:style>
    <style:style style:name="T175" style:family="text">
      <style:text-properties officeooo:rsid="0090ea56"/>
    </style:style>
    <style:style style:name="T176" style:family="text">
      <style:text-properties officeooo:rsid="00a0adab"/>
    </style:style>
    <style:style style:name="T177" style:family="text">
      <style:text-properties officeooo:rsid="00a7ea16"/>
    </style:style>
    <style:style style:name="T178" style:family="text">
      <style:text-properties officeooo:rsid="00ab7f6d"/>
    </style:style>
    <style:style style:name="T179" style:family="text">
      <style:text-properties officeooo:rsid="00ad1cdd"/>
    </style:style>
    <style:style style:name="T180" style:family="text">
      <style:text-properties officeooo:rsid="00b968a7"/>
    </style:style>
    <style:style style:name="T181" style:family="text">
      <style:text-properties officeooo:rsid="00c22c8a"/>
    </style:style>
    <style:style style:name="T182" style:family="text">
      <style:text-properties officeooo:rsid="00c733bd"/>
    </style:style>
    <style:style style:name="T183" style:family="text">
      <style:text-properties officeooo:rsid="00ca43d5"/>
    </style:style>
    <style:style style:name="T184" style:family="text">
      <style:text-properties officeooo:rsid="00d478c8"/>
    </style:style>
    <style:style style:name="T185" style:family="text">
      <style:text-properties officeooo:rsid="00d6488e"/>
    </style:style>
    <style:style style:name="T186" style:family="text">
      <style:text-properties officeooo:rsid="00d6c9ca"/>
    </style:style>
    <style:style style:name="T187" style:family="text">
      <style:text-properties officeooo:rsid="00dbff37"/>
    </style:style>
    <style:style style:name="T188" style:family="text">
      <style:text-properties officeooo:rsid="00df8450"/>
    </style:style>
    <style:style style:name="T189" style:family="text">
      <style:text-properties fo:language="ru" fo:country="RU" officeooo:rsid="004b7520"/>
    </style:style>
    <style:style style:name="T190" style:family="text">
      <style:text-properties officeooo:rsid="00eae225"/>
    </style:style>
    <style:style style:name="T191" style:family="text">
      <style:text-properties officeooo:rsid="00fbcc03"/>
    </style:style>
    <style:style style:name="T192" style:family="text">
      <style:text-properties officeooo:rsid="01012e5a"/>
    </style:style>
    <style:style style:name="T193" style:family="text">
      <style:text-properties officeooo:rsid="0102a20d"/>
    </style:style>
    <style:style style:name="T194" style:family="text">
      <style:text-properties officeooo:rsid="0107070a"/>
    </style:style>
    <style:style style:name="T195" style:family="text">
      <style:text-properties officeooo:rsid="01085417"/>
    </style:style>
    <style:style style:name="T196" style:family="text">
      <style:text-properties officeooo:rsid="01110560"/>
    </style:style>
    <style:style style:name="T197" style:family="text">
      <style:text-properties officeooo:rsid="0112d127"/>
    </style:style>
    <style:style style:name="T198" style:family="text">
      <style:text-properties officeooo:rsid="01148d34"/>
    </style:style>
    <style:style style:name="T199" style:family="text">
      <style:text-properties officeooo:rsid="0127c9ff"/>
    </style:style>
    <style:style style:name="T200" style:family="text">
      <style:text-properties officeooo:rsid="012c2dd5"/>
    </style:style>
    <style:style style:name="T201" style:family="text">
      <style:text-properties officeooo:rsid="012e2a0a"/>
    </style:style>
    <style:style style:name="T202" style:family="text">
      <style:text-properties officeooo:rsid="0130a351"/>
    </style:style>
    <style:style style:name="T203" style:family="text">
      <style:text-properties officeooo:rsid="013ddadf"/>
    </style:style>
    <style:style style:name="T204" style:family="text">
      <style:text-properties officeooo:rsid="0141e1bf"/>
    </style:style>
    <style:style style:name="T205" style:family="text">
      <style:text-properties officeooo:rsid="0143bcf5"/>
    </style:style>
    <style:style style:name="T206" style:family="text">
      <style:text-properties officeooo:rsid="01445a19"/>
    </style:style>
    <style:style style:name="T207" style:family="text">
      <style:text-properties officeooo:rsid="0152171c"/>
    </style:style>
    <style:style style:name="T208" style:family="text">
      <style:text-properties style:text-position="super 58%" officeooo:rsid="0152171c"/>
    </style:style>
    <style:style style:name="T209" style:family="text">
      <style:text-properties style:text-position="0% 100%"/>
    </style:style>
    <style:style style:name="T210" style:family="text">
      <style:text-properties officeooo:rsid="0153fc8f"/>
    </style:style>
    <style:style style:name="T211" style:family="text">
      <style:text-properties officeooo:rsid="01557551"/>
    </style:style>
    <style:style style:name="T212" style:family="text">
      <style:text-properties officeooo:rsid="0156f935"/>
    </style:style>
    <style:style style:name="T213" style:family="text">
      <style:text-properties officeooo:rsid="0158c710"/>
    </style:style>
    <style:style style:name="T214" style:family="text">
      <style:text-properties officeooo:rsid="0159b926"/>
    </style:style>
    <style:style style:name="T215" style:family="text">
      <style:text-properties officeooo:rsid="015ba7c3"/>
    </style:style>
    <style:style style:name="T216" style:family="text">
      <style:text-properties officeooo:rsid="015d0391"/>
    </style:style>
    <style:style style:name="T217" style:family="text">
      <style:text-properties officeooo:rsid="015fb55b"/>
    </style:style>
    <style:style style:name="T218" style:family="text">
      <style:text-properties officeooo:rsid="015fd477"/>
    </style:style>
    <style:style style:name="T219" style:family="text">
      <style:text-properties officeooo:rsid="0161d23c"/>
    </style:style>
    <style:style style:name="T220" style:family="text">
      <style:text-properties officeooo:rsid="0163ba56"/>
    </style:style>
    <style:style style:name="T221" style:family="text">
      <style:text-properties officeooo:rsid="0165640e"/>
    </style:style>
    <style:style style:name="T222" style:family="text">
      <style:text-properties officeooo:rsid="0167cc42"/>
    </style:style>
    <style:style style:name="T223" style:family="text">
      <style:text-properties officeooo:rsid="016a7ee0"/>
    </style:style>
    <style:style style:name="T224" style:family="text">
      <style:text-properties officeooo:rsid="016b6245"/>
    </style:style>
    <style:style style:name="T225" style:family="text">
      <style:text-properties officeooo:rsid="016c4c76"/>
    </style:style>
    <style:style style:name="T226" style:family="text">
      <style:text-properties officeooo:rsid="016dc811"/>
    </style:style>
    <style:style style:name="T227" style:family="text">
      <style:text-properties officeooo:rsid="0173fa73"/>
    </style:style>
    <style:style style:name="T228" style:family="text">
      <style:text-properties officeooo:rsid="0174e992"/>
    </style:style>
    <style:style style:name="T229" style:family="text">
      <style:text-properties officeooo:rsid="0198d808"/>
    </style:style>
    <style:style style:name="T230" style:family="text">
      <style:text-properties officeooo:rsid="01a2b1f8"/>
    </style:style>
    <style:style style:name="T231" style:family="text">
      <style:text-properties officeooo:rsid="01a4b181"/>
    </style:style>
    <style:style style:name="T232" style:family="text">
      <style:text-properties officeooo:rsid="01a68825"/>
    </style:style>
    <style:style style:name="T233" style:family="text">
      <style:text-properties officeooo:rsid="01a8af5e"/>
    </style:style>
    <style:style style:name="T234" style:family="text">
      <style:text-properties officeooo:rsid="01b3b07e"/>
    </style:style>
    <style:style style:name="T235" style:family="text">
      <style:text-properties fo:color="#ed1c24"/>
    </style:style>
    <style:style style:name="T236" style:family="text">
      <style:text-properties fo:color="#ed1c24" fo:font-style="italic" officeooo:rsid="00289c0a" style:font-style-asian="italic" style:font-style-complex="italic"/>
    </style:style>
    <style:style style:name="T237" style:family="text">
      <style:text-properties fo:color="#ed1c24" fo:font-style="italic" officeooo:rsid="002a87d4" style:font-style-asian="italic" style:font-style-complex="italic"/>
    </style:style>
    <style:style style:name="T238" style:family="text">
      <style:text-properties fo:color="#ed1c24" fo:font-style="italic" officeooo:rsid="0026669f" style:font-style-asian="italic" style:font-style-complex="italic"/>
    </style:style>
    <style:style style:name="T239" style:family="text">
      <style:text-properties fo:color="#ed1c24" fo:font-style="normal" officeooo:rsid="0026669f" style:font-style-asian="normal" style:font-style-complex="normal"/>
    </style:style>
    <style:style style:name="T240" style:family="text">
      <style:text-properties fo:color="#ed1c24" fo:font-style="normal" officeooo:rsid="00d8b48b" style:font-style-asian="normal" style:font-style-complex="normal"/>
    </style:style>
    <style:style style:name="T241" style:family="text">
      <style:text-properties fo:color="#ed1c24" fo:font-style="normal" officeooo:rsid="004225e0" style:font-style-asian="normal" style:font-style-complex="normal"/>
    </style:style>
    <style:style style:name="T242" style:family="text">
      <style:text-properties fo:color="#ed1c24" fo:font-style="normal" officeooo:rsid="0177c7ff" style:font-style-asian="normal" style:font-style-complex="normal"/>
    </style:style>
    <style:style style:name="T243" style:family="text">
      <style:text-properties fo:color="#ed1c24" officeooo:rsid="002da6db"/>
    </style:style>
    <style:style style:name="T244" style:family="text">
      <style:text-properties fo:color="#ed1c24" officeooo:rsid="0009ba99"/>
    </style:style>
    <style:style style:name="T245" style:family="text">
      <style:text-properties fo:color="#ed1c24" officeooo:rsid="001f8a8e"/>
    </style:style>
    <style:style style:name="T246" style:family="text">
      <style:text-properties fo:color="#ed1c24" officeooo:rsid="0231f51f"/>
    </style:style>
    <style:style style:name="T247" style:family="text">
      <style:text-properties fo:color="#ed1c24" officeooo:rsid="02456f5a"/>
    </style:style>
    <style:style style:name="T248" style:family="text">
      <style:text-properties officeooo:rsid="01b65cba"/>
    </style:style>
    <style:style style:name="T249" style:family="text">
      <style:text-properties officeooo:rsid="01babc96"/>
    </style:style>
    <style:style style:name="T250" style:family="text">
      <style:text-properties officeooo:rsid="01f85285"/>
    </style:style>
    <style:style style:name="T251" style:family="text">
      <style:text-properties officeooo:rsid="01fba8fd"/>
    </style:style>
    <style:style style:name="T252" style:family="text">
      <style:text-properties officeooo:rsid="01fbef8b"/>
    </style:style>
    <style:style style:name="T253" style:family="text">
      <style:text-properties officeooo:rsid="01fff899"/>
    </style:style>
    <style:style style:name="T254" style:family="text">
      <style:text-properties officeooo:rsid="02010e2c"/>
    </style:style>
    <style:style style:name="T255" style:family="text">
      <style:text-properties officeooo:rsid="020186fa"/>
    </style:style>
    <style:style style:name="T256" style:family="text">
      <style:text-properties officeooo:rsid="02036f9f"/>
    </style:style>
    <style:style style:name="T257" style:family="text">
      <style:text-properties officeooo:rsid="0206ae63"/>
    </style:style>
    <style:style style:name="T258" style:family="text">
      <style:text-properties officeooo:rsid="020ac08b"/>
    </style:style>
    <style:style style:name="T259" style:family="text">
      <style:text-properties officeooo:rsid="0216d88b"/>
    </style:style>
    <style:style style:name="T260" style:family="text">
      <style:text-properties officeooo:rsid="021d7463"/>
    </style:style>
    <style:style style:name="T261" style:family="text">
      <style:text-properties officeooo:rsid="0231f51f"/>
    </style:style>
    <style:style style:name="T262" style:family="text">
      <style:text-properties officeooo:rsid="024211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654in" fo:text-indent="-0.25in" fo:margin-left="0.56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154in" fo:text-indent="-0.25in" fo:margin-left="0.81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654in" fo:text-indent="-0.25in" fo:margin-left="1.06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154in" fo:text-indent="-0.25in" fo:margin-left="1.31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654in" fo:text-indent="-0.25in" fo:margin-left="1.56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154in" fo:text-indent="-0.25in" fo:margin-left="1.81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654in" fo:text-indent="-0.25in" fo:margin-left="2.06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154in" fo:text-indent="-0.25in" fo:margin-left="2.31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654in" fo:text-indent="-0.25in" fo:margin-left="2.56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154in" fo:text-indent="-0.25in" fo:margin-left="2.8154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------------------------------ <text:span text:style-name="T172">Programming languages</text:span> -----------------------------</text:p>
      <text:p text:style-name="P51"><text:span text:style-name="T155"><text:s/>J</text:span><text:span text:style-name="T158">ava</text:span><text:span text:style-name="T155">S</text:span><text:span text:style-name="T158">cript</text:span><text:span text:style-name="T155"> </text:span></text:p>
      <text:p text:style-name="P184">→ <text:span text:style-name="T47">WebWorkers</text:span></text:p>
      <text:list xml:id="list3155204526" text:style-name="L40">
        <text:list-item>
          <text:p text:style-name="P226"><text:span text:style-name="T247">pros &amp; cons</text:span></text:p>
        </text:list-item>
      </text:list>
      <text:p text:style-name="P190"><text:span text:style-name="T89">→ </text:span><text:span text:style-name="T115">WebSockets (“</text:span><text:span text:style-name="T80">Where did you use that</text:span><text:span text:style-name="T115">?”, “</text:span><text:span text:style-name="T80">How does it work</text:span><text:span text:style-name="T115">?”)</text:span></text:p>
      <text:p text:style-name="P185"><text:span text:style-name="T89">→ </text:span><text:span text:style-name="T79">Map</text:span><text:span text:style-name="T106"> || </text:span><text:span text:style-name="T79">Set</text:span><text:span text:style-name="T106"> || </text:span><text:span text:style-name="T79">WeakMap</text:span><text:span text:style-name="T106"> || </text:span><text:span text:style-name="T79">WeakSet</text:span></text:p>
      <text:p text:style-name="P185">→ <text:span text:style-name="T81">sync</text:span><text:span text:style-name="T131"> vs </text:span><text:span text:style-name="T81">async</text:span><text:span text:style-name="T131"> functions</text:span></text:p>
      <text:p text:style-name="P185"><text:span text:style-name="T131">→ </text:span>Promises</text:p>
      <text:list xml:id="list1461941136" text:style-name="L1">
        <text:list-item>
          <text:p text:style-name="P191">what is Promises? How to work with it?</text:p>
        </text:list-item>
        <text:list-item>
          <text:p text:style-name="P191">how to create ‘Promise.all’ by Promises?</text:p>
        </text:list-item>
      </text:list>
      <text:list xml:id="list1844876463" text:style-name="L33">
        <text:list-item>
          <text:p text:style-name="P60">how to create ‘Promise.all’ by callbacks?</text:p>
        </text:list-item>
        <text:list-item>
          <text:p text:style-name="P61"><text:span text:style-name="T178">w</text:span>hat is “Blue-Bird”? How to work with that?</text:p>
        </text:list-item>
        <text:list-item>
          <text:p text:style-name="P62"><text:span text:style-name="T234">h</text:span>ow Promises work in the JS black box? (~ ‘Q’, ‘Blue-Bird’)</text:p>
        </text:list-item>
        <text:list-item>
          <text:p text:style-name="P97"><text:span text:style-name="T18">when we use ‘catch’, ‘resolve’, ‘reject’?</text:span></text:p>
        </text:list-item>
        <text:list-item>
          <text:p text:style-name="P97"><text:span text:style-name="T35">how to handle Error in the Promise?</text:span></text:p>
        </text:list-item>
      </text:list>
      <text:p text:style-name="P182">→ <text:span text:style-name="T78">function</text:span><text:span text:style-name="T84"> </text:span><text:span text:style-name="T90">||</text:span><text:span text:style-name="T84"> </text:span><text:span text:style-name="T78">arrow function</text:span></text:p>
      <text:list xml:id="list453771068" text:style-name="L26">
        <text:list-item>
          <text:p text:style-name="P201"><text:span text:style-name="T95">c</text:span><text:span text:style-name="T83">ontext of both types of functions?</text:span></text:p>
        </text:list-item>
        <text:list-item>
          <text:p text:style-name="P201"><text:span text:style-name="T83">How to get arguments in the functions?</text:span></text:p>
        </text:list-item>
      </text:list>
      <text:p text:style-name="P202"><text:span text:style-name="T83"><text:tab/><text:tab/>* ‘arguments’ (function), ‘...rest’ (arrow function)</text:span></text:p>
      <text:list xml:id="list25327659209177" text:continue-numbering="true" text:style-name="L26">
        <text:list-item>
          <text:p text:style-name="P192"><text:span text:style-name="T89">could we bind some context to the arrow function? How and why?</text:span></text:p>
        </text:list-item>
        <text:list-item>
          <text:p text:style-name="P99"><text:span text:style-name="T83">provide an example of simple usage of ‘anonymous function’?</text:span></text:p>
        </text:list-item>
        <text:list-item>
          <text:p text:style-name="P130"><text:span text:style-name="T256">functional declaration?</text:span></text:p>
        </text:list-item>
        <text:list-item>
          <text:p text:style-name="P130"><text:span text:style-name="T256">functional expression?</text:span></text:p>
        </text:list-item>
        <text:list-item>
          <text:p text:style-name="P219">difference between:</text:p>
          <text:list>
            <text:list-header>
              <text:p text:style-name="P209"><text:span text:style-name="T153">const</text:span><text:span text:style-name="T152"> </text:span><text:span text:style-name="T153">sayHello = name =&gt;</text:span><text:span text:style-name="T152"> </text:span><text:span text:style-name="T153">console.log(name)</text:span></text:p>
              <text:p text:style-name="P209"><text:span text:style-name="T153">function sayHello (name) { console.log(`${name}`) }</text:span></text:p>
            </text:list-header>
          </text:list>
        </text:list-item>
        <text:list-item>
          <text:p text:style-name="P220">how JS engine understand that variable could be cleaned</text:p>
        </text:list-item>
      </text:list>
      <text:p text:style-name="P183"><text:span text:style-name="T86">→ </text:span><text:span text:style-name="T94">What is ‘closure’?</text:span></text:p>
      <text:list xml:id="list1494587553" text:style-name="L16">
        <text:list-item>
          <text:p text:style-name="P194"><text:span text:style-name="T83">Why do we need that?</text:span></text:p>
        </text:list-item>
        <text:list-item>
          <text:p text:style-name="P194"><text:span text:style-name="T83">How </text:span><text:span text:style-name="T114">does</text:span><text:span text:style-name="T83"> it used?</text:span></text:p>
        </text:list-item>
      </text:list>
      <text:p text:style-name="P182">→ <text:span text:style-name="T2">context / this</text:span></text:p>
      <text:list xml:id="list345190392" text:style-name="L34">
        <text:list-item>
          <text:p text:style-name="P204"><text:span text:style-name="T244">global object for the browser and Node.js</text:span></text:p>
        </text:list-item>
        <text:list-item>
          <text:p text:style-name="P211"><text:span text:style-name="T244">h</text:span><text:span text:style-name="T235">ow does it works in the ‘classes’ and in the ‘functions’</text:span></text:p>
        </text:list-item>
      </text:list>
      <text:p text:style-name="P182"><text:span text:style-name="T210">→ ‘var’ || ‘const’ || ‘let’</text:span></text:p>
      <text:list xml:id="list3537648316" text:style-name="L14">
        <text:list-item>
          <text:p text:style-name="P158">why do we need choose ‘const’ and ‘let’?</text:p>
        </text:list-item>
        <text:list-item>
          <text:p text:style-name="P180"><text:span text:style-name="T77">why it is possible change object predefined by keyword ‘const’</text:span></text:p>
        </text:list-item>
        <text:list-item>
          <text:p text:style-name="P98"><text:span text:style-name="T77">why it is not possible change simple type variable predefined with ‘const’→ all JS types</text:span></text:p>
        </text:list-item>
        <text:list-item>
          <text:p text:style-name="P101">why do we need write var, let, const before name of variable (* automatically cleans after function dire)</text:p>
        </text:list-item>
      </text:list>
      <text:p text:style-name="P162">→<text:span text:style-name="T251"> all types in JS?</text:span></text:p>
      <text:list xml:id="list238728881" text:style-name="L29">
        <text:list-item>
          <text:p text:style-name="P163">what is type ‘Symbol’?</text:p>
        </text:list-item>
        <text:list-item>
          <text:p text:style-name="P163">where we can use ‘Symbol’?</text:p>
          <text:p text:style-name="P164">* <text:span text:style-name="T229">for creating private variable (encapsulation) in the object (not iterable), then use it in such function (by predefined symbol name)</text:span></text:p>
        </text:list-item>
        <text:list-item>
          <text:p text:style-name="P203"><text:span text:style-name="T229">what is object</text:span></text:p>
          <text:list>
            <text:list-item>
              <text:p text:style-name="P203"><text:span text:style-name="T229">why objects not equal to each other</text:span></text:p>
            </text:list-item>
            <text:list-item>
              <text:p text:style-name="P215">what is the difference <text:span text:style-name="T252">between </text:span>host-objects and native-objects</text:p>
            </text:list-item>
          </text:list>
        </text:list-item>
        <text:list-item>
          <text:p text:style-name="P203"><text:span text:style-name="T229">why ‘null’ is equal object</text:span></text:p>
        </text:list-item>
        <text:list-item>
          <text:p text:style-name="P216">difference between ‘null’ and ‘undefined’</text:p>
        </text:list-item>
        <text:list-item>
          <text:p text:style-name="P217">difference between ‘==’ and ‘===’ <text:span text:style-name="T259">(* don’t convert variables by type)</text:span></text:p>
        </text:list-item>
      </text:list>
      <text:p text:style-name="P133"><text:span text:style-name="T238">→ </text:span><text:span text:style-name="T237">generators</text:span></text:p>
      <text:p text:style-name="P183"><text:span text:style-name="T86">→ </text:span><text:span text:style-name="T87">What is High Order Functions?</text:span></text:p>
      <text:p text:style-name="P133"><text:span text:style-name="T241">→ </text:span><text:span text:style-name="T242">how callbacks work?</text:span></text:p>
      <text:p text:style-name="P106">→ “long pulling”</text:p>
      <text:p text:style-name="P171">→ Prototypes (prototype)</text:p>
      <text:list xml:id="list1222676561" text:style-name="L3">
        <text:list-item>
          <text:p text:style-name="P107">how to add the function to some string by prototype (“hello”.run() → Hello is running)?</text:p>
        </text:list-item>
      </text:list>
      <text:p text:style-name="P172">→ <text:span text:style-name="T46">class</text:span></text:p>
      <text:list xml:id="list2411756754" text:style-name="L20">
        <text:list-item>
          <text:p text:style-name="P147"><text:span text:style-name="T211">how ‘class’ implemented on the ‘prototype’ level?</text:span></text:p>
        </text:list-item>
        <text:list-item>
          <text:p text:style-name="P148"><text:span text:style-name="T212">How to use ‘extends’, ‘Implement’, ‘super()’</text:span></text:p>
        </text:list-item>
      </text:list>
      <text:p text:style-name="P149"><text:span text:style-name="T154">→ server side Event</text:span></text:p>
      <text:p text:style-name="P149"><text:soft-page-break/>→<text:span text:style-name="T257"> provide implementation of ‘destructurization’?</text:span></text:p>
      <text:p text:style-name="P149">→<text:span text:style-name="T258"> why do we need ‘static’ in the classes?</text:span></text:p>
      <text:p text:style-name="P131"><text:span text:style-name="T235">→ </text:span><text:span text:style-name="T236">apply</text:span><text:span text:style-name="T239"> </text:span><text:span text:style-name="T240">||</text:span><text:span text:style-name="T239"> </text:span><text:span text:style-name="T236">bind</text:span><text:span text:style-name="T239"> </text:span><text:span text:style-name="T240">||</text:span><text:span text:style-name="T239"> </text:span><text:span text:style-name="T236">call</text:span></text:p>
      <text:p text:style-name="P131">→ <text:span text:style-name="T128">currying</text:span></text:p>
      <text:list xml:id="list3340363831" text:style-name="L37">
        <text:list-item>
          <text:p text:style-name="P218"><text:span text:style-name="T255">benefits?</text:span></text:p>
        </text:list-item>
      </text:list>
      <text:p text:style-name="P131">→<text:span text:style-name="T250"> hoisting</text:span></text:p>
      <text:p text:style-name="P132">→ <text:span text:style-name="T248">mixins?</text:span></text:p>
      <text:p text:style-name="P2">→ <text:span text:style-name="T129">object (what is it?)</text:span></text:p>
      <text:p text:style-name="P1">→ <text:span text:style-name="T132">Error (“</text:span><text:span text:style-name="T82">How does it work?</text:span><text:span text:style-name="T85">”)</text:span></text:p>
      <text:p text:style-name="P174"><text:span text:style-name="T85">→ </text:span><text:span text:style-name="T86">Event </text:span><text:span text:style-name="T88">Loop</text:span></text:p>
      <text:list xml:id="list2827636465" text:style-name="L4">
        <text:list-item>
          <text:p text:style-name="P195"><text:span text:style-name="T85">what</text:span><text:span text:style-name="T92"> is </text:span><text:span text:style-name="T93">Event Loop</text:span><text:span text:style-name="T92"> moves to the Stack (result/function)?</text:span></text:p>
        </text:list-item>
        <text:list-item>
          <text:p text:style-name="P200"><text:span text:style-name="T92">m</text:span><text:span text:style-name="T83">icro/macro tasks</text:span></text:p>
        </text:list-item>
      </text:list>
      <text:p text:style-name="P17"><text:span text:style-name="T85">→ </text:span><text:span text:style-name="T91">OOP in JavaScript</text:span></text:p>
      <text:p text:style-name="P29">→ <text:span text:style-name="T206">difference: map || reduce</text:span></text:p>
      <text:p text:style-name="P123"><text:span text:style-name="T86">→ </text:span><text:span text:style-name="T97">memory:</text:span></text:p>
      <text:list xml:id="list3436146966" text:style-name="L27">
        <text:list-item>
          <text:p text:style-name="P155"><text:span text:style-name="T98">W</text:span><text:span text:style-name="T83">hat memory is allocated for?</text:span></text:p>
        </text:list-item>
        <text:list-item>
          <text:p text:style-name="P156"><text:span text:style-name="T83">When memory cleans?</text:span></text:p>
        </text:list-item>
      </text:list>
      <text:p text:style-name="P124"><text:span text:style-name="T86">→ </text:span><text:span text:style-name="T99">why do we need ‘usestrict’?</text:span></text:p>
      <text:p text:style-name="P125"><text:span text:style-name="T86">→ </text:span><text:span text:style-name="T100">how to clone object?</text:span></text:p>
      <text:list xml:id="list3504651972" text:style-name="L28">
        <text:list-item>
          <text:p text:style-name="P159"><text:span text:style-name="T102">s</text:span><text:span text:style-name="T101">imple clone?</text:span></text:p>
          <text:list>
            <text:list-item>
              <text:list>
                <text:list-header>
                  <text:p text:style-name="P160"><text:span text:style-name="T100">* </text:span><text:span text:style-name="T118">...</text:span><text:span text:style-name="T119">rest, Object.assign()</text:span></text:p>
                </text:list-header>
              </text:list>
            </text:list-item>
          </text:list>
        </text:list-item>
        <text:list-item>
          <text:p text:style-name="P161"><text:span text:style-name="T119">d</text:span><text:span text:style-name="T116">eep clone?</text:span></text:p>
        </text:list-item>
      </text:list>
      <text:p text:style-name="P125"><text:span text:style-name="T100"><text:tab/><text:tab/>* </text:span><text:span text:style-name="T101">JSON.stringify( JSON.parse(obj) )</text:span></text:p>
      <text:p text:style-name="P126"><text:span text:style-name="T101"><text:tab/><text:tab/>* recursively clone all</text:span></text:p>
      <text:p text:style-name="P126"><text:span text:style-name="T101"><text:tab/><text:tab/>* _</text:span><text:span text:style-name="T103">Lodash (deepClone)</text:span></text:p>
      <text:p text:style-name="P127"><text:span text:style-name="T86">→ </text:span><text:span text:style-name="T104">try/catch/finally</text:span></text:p>
      <text:p text:style-name="P134"><text:span text:style-name="T86">→ </text:span><text:span text:style-name="T107">how garbageCollector works</text:span></text:p>
      <text:p text:style-name="P134"><text:span text:style-name="T107">→</text:span><text:span text:style-name="T109"> what is the response in such task?</text:span></text:p>
      <text:p text:style-name="P206"><text:span text:style-name="T109"><text:tab/></text:span><text:span text:style-name="T111">&gt; </text:span><text:span text:style-name="T109">setTimeout(() =&gt; console.log('1'), 0);</text:span></text:p>
      <text:p text:style-name="P207"><text:span text:style-name="T109"><text:tab/></text:span><text:span text:style-name="T111">&gt; </text:span><text:span text:style-name="T109">Promise.resolve().then(result =&gt; console.log('2'));</text:span></text:p>
      <text:p text:style-name="P207"><text:span text:style-name="T109"><text:tab/></text:span><text:span text:style-name="T111">&gt; </text:span><text:span text:style-name="T109">console.log('3');</text:span></text:p>
      <text:p text:style-name="P94"><text:span text:style-name="T109">→</text:span><text:span text:style-name="T110"> what is the difference between:</text:span></text:p>
      <text:p text:style-name="P208"><text:span text:style-name="T83"><text:tab/></text:span><text:span text:style-name="T111">&gt; </text:span><text:span text:style-name="T83">function Animal () {}</text:span></text:p>
      <text:p text:style-name="P208"><text:span text:style-name="T83"><text:tab/></text:span><text:span text:style-name="T111">&gt; </text:span><text:span text:style-name="T83">var animal = Animal()</text:span></text:p>
      <text:p text:style-name="P208"><text:span text:style-name="T83"><text:tab/></text:span><text:span text:style-name="T111">&gt; </text:span><text:span text:style-name="T83">var animal = new Animal()</text:span></text:p>
      <text:p text:style-name="P100"><text:span text:style-name="T83">→</text:span><text:span text:style-name="T112"> what does ‘ternary’ mean?</text:span></text:p>
      <text:p text:style-name="P100"><text:span text:style-name="T112">→</text:span><text:span text:style-name="T113"> what is the disadvantages of the language that compiles to the JavaScript language?</text:span></text:p>
      <text:p text:style-name="P143"><text:span text:style-name="T75"><text:s/></text:span><text:span text:style-name="T73">T</text:span><text:span text:style-name="T74">ype</text:span><text:span text:style-name="T73">S</text:span><text:span text:style-name="T74">cript</text:span><text:span text:style-name="T75"> </text:span></text:p>
      <text:p text:style-name="P52">→ <text:span text:style-name="T141">Advantages and disadvantages</text:span>?</text:p>
      <text:p text:style-name="P53">→ <text:span text:style-name="T139">what is ‘generics’?</text:span></text:p>
      <text:p text:style-name="P137">→ <text:span text:style-name="T139">how to use ‘</text:span><text:span text:style-name="T140">Implements’</text:span><text:span text:style-name="T24">?</text:span></text:p>
      <text:p text:style-name="P224"><text:span text:style-name="T24">→</text:span><text:span text:style-name="T39"> </text:span><text:span text:style-name="T40">u</text:span><text:span text:style-name="T39">nion </text:span><text:span text:style-name="T40">t</text:span><text:span text:style-name="T39">ypes? </text:span><text:span text:style-name="T43">(</text:span><text:a xlink:type="simple" xlink:href="https://www.typescriptlang.org/docs/handbook/advanced-types.html#union-types" text:style-name="Internet_20_link" text:visited-style-name="Visited_20_Internet_20_Link"><text:span text:style-name="T43">https://www.typescriptlang.org/docs/handbook/advanced-types.html#union-types</text:span></text:a><text:span text:style-name="T43">)</text:span></text:p>
      <text:list xml:id="list1272867114" text:style-name="L38">
        <text:list-item>
          <text:p text:style-name="P223"><text:span text:style-name="T39">how to implement that?</text:span></text:p>
        </text:list-item>
      </text:list>
      <text:p text:style-name="P139"><text:span text:style-name="T39">→ </text:span><text:span text:style-name="T41">how to do property mandatory? (* readonly)</text:span></text:p>
      <text:p text:style-name="P139"><text:span text:style-name="T39">→ </text:span><text:span text:style-name="T42">what is &lt;T&gt; type?</text:span></text:p>
      <text:p text:style-name="P140"><text:span text:style-name="T39">→ </text:span><text:span text:style-name="T42">how to use generic type for array?</text:span></text:p>
      <text:p text:style-name="P140"><text:span text:style-name="T39">→ </text:span><text:span text:style-name="T44">‘never’?</text:span></text:p>
      <text:list xml:id="list2189592438" text:style-name="L39">
        <text:list-item>
          <text:p text:style-name="P225"><text:span text:style-name="T44">when it used?</text:span></text:p>
        </text:list-item>
      </text:list>
      <text:p text:style-name="P140"><text:span text:style-name="T53"><text:s/></text:span><text:span text:style-name="T54">Go</text:span><text:span text:style-name="T53"> </text:span></text:p>
      <text:p text:style-name="P138">→ </text:p>
      <text:p text:style-name="P102"><text:span text:style-name="T155"><text:s/></text:span><text:span text:style-name="T160">Python</text:span><text:span text:style-name="T155"> </text:span></text:p>
      <text:p text:style-name="P138">→ </text:p>
      <text:p text:style-name="P145"><text:span text:style-name="T58">---------------------------------------- </text:span><text:span text:style-name="T61">Back End</text:span><text:span text:style-name="T58"> --------------------------------------</text:span></text:p>
      <text:p text:style-name="P59"><text:s/>Node.js </text:p>
      <text:p text:style-name="P186"><text:span text:style-name="T117">→ </text:span><text:span text:style-name="T121">CORS?</text:span></text:p>
      <text:p text:style-name="P186">→ «How Node.<text:span text:style-name="T16">js</text:span> works» (V8, LibUv)</text:p>
      <text:list xml:id="list1456287706" text:style-name="L32">
        <text:list-item>
          <text:p text:style-name="P196"><text:span text:style-name="T249">what is LibUv?</text:span></text:p>
        </text:list-item>
        <text:list-item>
          <text:p text:style-name="P196"><text:span text:style-name="T154">LibUv responsibilities</text:span></text:p>
        </text:list-item>
      </text:list>
      <text:p text:style-name="P173"><text:soft-page-break/>→ Streams (why Stream)</text:p>
      <text:list xml:id="list2769424996" text:style-name="L21">
        <text:list-item>
          <text:p text:style-name="P197"><text:span text:style-name="T213">what type of stream do you know?</text:span></text:p>
        </text:list-item>
        <text:list-item>
          <text:p text:style-name="P197"><text:span text:style-name="T213">why do we need Sync streams? Why such methods still exists in the Node.js?</text:span></text:p>
        </text:list-item>
      </text:list>
      <text:p text:style-name="P175">→ <text:span text:style-name="T214">what is the middleware?</text:span></text:p>
      <text:p text:style-name="P177">→ <text:span text:style-name="T214">what is ‘child-process’?</text:span></text:p>
      <text:list xml:id="list4072460582" text:style-name="L23">
        <text:list-item>
          <text:p text:style-name="P198">Why do we need that?</text:p>
        </text:list-item>
        <text:list-item>
          <text:p text:style-name="P152">How to implement such things?</text:p>
        </text:list-item>
      </text:list>
      <text:p text:style-name="P189">→ <text:span text:style-name="T217">what is ‘modules’?</text:span></text:p>
      <text:list xml:id="list2079545308" text:style-name="L5">
        <text:list-item>
          <text:p text:style-name="P193">how modules work?</text:p>
        </text:list-item>
        <text:list-item>
          <text:p text:style-name="P105"><text:span text:style-name="T261">h</text:span>ow does it created?</text:p>
        </text:list-item>
        <text:list-item>
          <text:p text:style-name="P103"><text:span text:style-name="T261">how we can get access to the variables __dirname, __filename?</text:span></text:p>
        </text:list-item>
      </text:list>
      <text:p text:style-name="P181">→ ‘clusterization<text:span text:style-name="T216">’?</text:span></text:p>
      <text:list xml:id="list3866733151" text:style-name="L22">
        <text:list-item>
          <text:p text:style-name="P151"><text:span text:style-name="T216">Why do we need that?</text:span></text:p>
        </text:list-item>
        <text:list-item>
          <text:p text:style-name="P151"><text:span text:style-name="T216">How does it work? Why does it improve performance?</text:span></text:p>
        </text:list-item>
        <text:list-item>
          <text:p text:style-name="P150">How to implement clusterization from the Node.js point of view?</text:p>
        </text:list-item>
      </text:list>
      <text:p text:style-name="P178">→ <text:span text:style-name="T220">what is ‘work-threads’?</text:span></text:p>
      <text:list xml:id="list2009387150" text:style-name="L24">
        <text:list-item>
          <text:p text:style-name="P199"><text:span text:style-name="T221">Why do we need that?</text:span></text:p>
        </text:list-item>
        <text:list-item>
          <text:p text:style-name="P153">What is the reason to work with threads?</text:p>
        </text:list-item>
        <text:list-item>
          <text:p text:style-name="P157">What is thread-pool?</text:p>
        </text:list-item>
      </text:list>
      <text:p text:style-name="P176">→ <text:span text:style-name="T215">how to handle Errors if you get an Error?</text:span></text:p>
      <text:p text:style-name="P117">→ <text:span text:style-name="T1">Runtime Events</text:span></text:p>
      <text:p text:style-name="P175">→ <text:span text:style-name="T1">Event Emitter</text:span></text:p>
      <text:p text:style-name="P173">→ <text:span text:style-name="T1">Error Handler (what must happened if you’ll get an error in the endpoint)</text:span></text:p>
      <text:p text:style-name="P1">→ <text:span text:style-name="T1">worker thread / child-process</text:span></text:p>
      <text:p text:style-name="P1"><text:span text:style-name="T48"><text:tab/>* we must move specific function to the child-process and kill it when everything will be done</text:span></text:p>
      <text:p text:style-name="P179">→ <text:span text:style-name="T137">what are the patterns used for Node.js?</text:span></text:p>
      <text:p text:style-name="P6"><text:tab/>* <text:span text:style-name="T137">Observable</text:span></text:p>
      <text:p text:style-name="P5">→ <text:span text:style-name="T138">New features in Node.js?</text:span></text:p>
      <text:p text:style-name="P11">→ <text:span text:style-name="T184">What server will do after endpoint finished (finish/waiting)?</text:span></text:p>
      <text:p text:style-name="P11"><text:tab/>* <text:span text:style-name="T180">stop</text:span></text:p>
      <text:p text:style-name="P121">→ <text:span text:style-name="T187">How to block I/O in Node.js?</text:span></text:p>
      <text:list xml:id="list3106456223" text:style-name="L25">
        <text:list-item>
          <text:p text:style-name="P154"><text:span text:style-name="T225">How to stop Node.js?</text:span></text:p>
          <text:list>
            <text:list-header>
              <text:p text:style-name="P154"><text:span text:style-name="T225">* process.exit()</text:span></text:p>
            </text:list-header>
          </text:list>
        </text:list-item>
      </text:list>
      <text:p text:style-name="P18">→ <text:span text:style-name="T188">Event Demultiplexer?</text:span></text:p>
      <text:p text:style-name="P30">→ <text:span text:style-name="T190">JWT</text:span></text:p>
      <text:list xml:id="list2429208363" text:style-name="L6">
        <text:list-item>
          <text:p text:style-name="P63">const &amp; pros</text:p>
        </text:list-item>
        <text:list-item>
          <text:p text:style-name="P108"><text:span text:style-name="T65">why should we use ‘</text:span><text:span text:style-name="T72">Bearer </text:span><text:span text:style-name="T65">’</text:span></text:p>
        </text:list-item>
      </text:list>
      <text:p text:style-name="P32">→ <text:span text:style-name="T193">How to implement Authentication?</text:span></text:p>
      <text:p text:style-name="P141">→ <text:span text:style-name="T198">Security</text:span></text:p>
      <text:list xml:id="list3554075772" text:style-name="L7">
        <text:list-item>
          <text:p text:style-name="P87"><text:span text:style-name="T29">how to </text:span><text:span text:style-name="T45">secure</text:span><text:span text:style-name="T29"> your application</text:span><text:span text:style-name="T28">?</text:span></text:p>
        </text:list-item>
        <text:list-item>
          <text:p text:style-name="P87"><text:span text:style-name="T30">OWASP Top 10</text:span><text:span text:style-name="T28">?</text:span></text:p>
        </text:list-item>
      </text:list>
      <text:p text:style-name="P122"><text:span text:style-name="T86">→ </text:span><text:span text:style-name="T96">how callbacks work?</text:span></text:p>
      <text:p text:style-name="P128"><text:span text:style-name="T86">→ </text:span><text:span text:style-name="T105">what different mechanisms of optimization in Node.js do you know?</text:span></text:p>
      <text:list xml:id="list1445045340" text:style-name="L30">
        <text:list-item>
          <text:p text:style-name="P165"><text:span text:style-name="T105">JIT (just in time compiler)</text:span></text:p>
        </text:list-item>
      </text:list>
      <text:p text:style-name="P128"><text:span text:style-name="T105"><text:tab/>* splits to the ‘hot’ and ‘cold’</text:span></text:p>
      <text:p text:style-name="P135"><text:span text:style-name="T86">→ </text:span><text:span text:style-name="T108">how to work with </text:span><text:span text:style-name="T125">setTimeout, setInterval, setI</text:span><text:span text:style-name="T126">m</text:span><text:span text:style-name="T125">midiate, nextTick</text:span></text:p>
      <text:list xml:id="list701927366" text:style-name="L35">
        <text:list-item>
          <text:p text:style-name="P205"><text:span text:style-name="T120">where we can use it?</text:span></text:p>
        </text:list-item>
      </text:list>
      <text:p text:style-name="P210"><text:span text:style-name="T120">→</text:span><text:span text:style-name="T122"> </text:span><text:span text:style-name="T123">spawn()</text:span></text:p>
      <text:p text:style-name="P221"><text:span text:style-name="T116">→ flow()</text:span></text:p>
      <text:p text:style-name="P222"><text:span text:style-name="T116">→ </text:span><text:span text:style-name="T124">how much memory can we get for each cluster?</text:span></text:p>
      <text:p text:style-name="P166"><text:span text:style-name="T13"><text:s/>GraphQL </text:span></text:p>
      <text:p text:style-name="P93"><text:span text:style-name="T19">→ </text:span><text:span text:style-name="T31">cons and pros</text:span><text:span text:style-name="T20">?</text:span></text:p>
      <text:p text:style-name="P77">→ <text:span text:style-name="T230">how does it work under the hood?</text:span></text:p>
      <text:p text:style-name="P77"><text:tab/>* <text:span text:style-name="T231">just syntax sugar for the simple HTTP-methods (POST, GET, PUT etc.)</text:span></text:p>
      <text:p text:style-name="P78">→ <text:span text:style-name="T231">main methods used in GraphQL?</text:span></text:p>
      <text:p text:style-name="P78"><text:tab/>* <text:span text:style-name="T232">query &amp; mutation</text:span></text:p>
      <text:p text:style-name="P167"><text:s/><text:span text:style-name="T260">Sockets</text:span> </text:p>
      <text:p text:style-name="P187"><text:span text:style-name="T19">→ </text:span><text:span text:style-name="T37">What are the ‘</text:span><text:span text:style-name="T38">s</text:span><text:span text:style-name="T37">ockets’</text:span><text:span text:style-name="T20">?</text:span></text:p>
      <text:p text:style-name="P188"><text:span text:style-name="T19">→ </text:span><text:span text:style-name="T38">How to implement ‘sockets’</text:span><text:span text:style-name="T20">?</text:span></text:p>
      <text:p text:style-name="P96"><text:span text:style-name="T19">→ </text:span><text:span text:style-name="T37">how to scale sockets on </text:span><text:span text:style-name="T38">back-end </text:span><text:span text:style-name="T37">production</text:span><text:span text:style-name="T20">?</text:span></text:p>
      <text:p text:style-name="P95"><text:soft-page-break/><text:span text:style-name="T19">→ </text:span><text:span text:style-name="T31">cons and pros</text:span><text:span text:style-name="T20">?</text:span></text:p>
      <text:p text:style-name="P136"><text:span text:style-name="T49">--------------------------------------- </text:span><text:span text:style-name="T52">Data Bases </text:span><text:span text:style-name="T49">-------------------------------------</text:span></text:p>
      <text:p text:style-name="P13">→ <text:span text:style-name="T171">what’s database better to choose? Why?</text:span></text:p>
      <text:p text:style-name="P13">→ <text:span text:style-name="T182">difference between SQL and NoSQL databases?</text:span></text:p>
      <text:p text:style-name="P168"><text:span text:style-name="T169"><text:s/>SQL </text:span></text:p>
      <text:p text:style-name="P7">→ <text:span text:style-name="T219">what is transactions?</text:span></text:p>
      <text:list xml:id="list2514004313" text:style-name="L8">
        <text:list-item>
          <text:p text:style-name="P109">different levels of <text:span text:style-name="T200">isolation</text:span>? (read/write etc.)</text:p>
        </text:list-item>
        <text:list-item>
          <text:p text:style-name="P109">methods for working with transactions?</text:p>
        </text:list-item>
      </text:list>
      <text:p text:style-name="P12">→ <text:span text:style-name="T17">operator ‘have’ ?</text:span></text:p>
      <text:p text:style-name="P12">→ <text:span text:style-name="T181">what is the command do we need to use for investigating of sql query?</text:span></text:p>
      <text:p text:style-name="P12">→ <text:span text:style-name="T17">types of ‘</text:span><text:span text:style-name="T19">constrains’(primary key, unique key, …?)</text:span></text:p>
      <text:p text:style-name="P20"><text:span text:style-name="T19">→ </text:span><text:span text:style-name="T23">‘partitioning’ </text:span><text:span text:style-name="T32">|| </text:span><text:span text:style-name="T23">‘</text:span><text:span text:style-name="T32">sharding</text:span><text:span text:style-name="T23">’ </text:span><text:span text:style-name="T32">|| ‘replication’</text:span><text:span text:style-name="T23">?</text:span></text:p>
      <text:p text:style-name="P31">→ <text:span text:style-name="T191">how to migrate from ‘clean queries’ to ‘’?</text:span></text:p>
      <text:p text:style-name="P31">→ <text:span text:style-name="T192">difference between MySQL and PostgreSQL?</text:span></text:p>
      <text:p text:style-name="P22"><text:span text:style-name="T9"><text:s/></text:span><text:span text:style-name="T10">No SQL</text:span><text:span text:style-name="T9"> </text:span></text:p>
      <text:p text:style-name="P14">→ <text:span text:style-name="T173">is transactions exist in NoSQL database?</text:span></text:p>
      <text:list xml:id="list1206673645" text:style-name="L31">
        <text:list-item>
          <text:p text:style-name="P170"><text:span text:style-name="T233">How to use transactions in MongoDB?</text:span></text:p>
        </text:list-item>
      </text:list>
      <text:p text:style-name="P14">→ <text:span text:style-name="T183">how to create JOIN in MongoDB?</text:span></text:p>
      <text:p text:style-name="P21">→ <text:span text:style-name="T183">what is the difference in usage of clean MongoDB API and Mongoose?</text:span></text:p>
      <text:p text:style-name="P76">→ <text:span text:style-name="T199">what is includes in ObjectId of MongoDB?</text:span></text:p>
      <text:p text:style-name="P76"><text:tab/>* <text:span text:style-name="T200">timestamp</text:span></text:p>
      <text:p text:style-name="P76">→ <text:span text:style-name="T223">what is the reason to use ‘mongoose’?</text:span></text:p>
      <text:p text:style-name="P76"><text:tab/>* <text:span text:style-name="T224">schema-less etc.</text:span></text:p>
      <text:p text:style-name="P19"><text:span text:style-name="T9"><text:s/></text:span><text:span text:style-name="T11">GraphDB</text:span><text:span text:style-name="T9"> </text:span></text:p>
      <text:p text:style-name="P10">→ <text:span text:style-name="T179">what is it?</text:span></text:p>
      <text:p text:style-name="P10">→ <text:span text:style-name="T179">how to work with Graph database?</text:span></text:p>
      <text:p text:style-name="P10">→ <text:span text:style-name="T179">what is the cons and pros of using such database?</text:span></text:p>
      <text:p text:style-name="P91"><text:span text:style-name="T14"><text:s/></text:span><text:span text:style-name="T15">Redis</text:span><text:span text:style-name="T14"> </text:span></text:p>
      <text:p text:style-name="P8">→ <text:span text:style-name="T170">how to work with Redis?</text:span></text:p>
      <text:p text:style-name="P29">→ <text:span text:style-name="T226">timestamp in Redis?</text:span></text:p>
      <text:p text:style-name="P54"><text:span text:style-name="T55">--------------------------------------- </text:span><text:span text:style-name="T56">Front End</text:span><text:span text:style-name="T57"> </text:span><text:span text:style-name="T55">--------------------------------------</text:span></text:p>
      <text:p text:style-name="P46"><text:s/>Front-end </text:p>
      <text:p text:style-name="P25">→ <text:span text:style-name="T134">difference between Observable and Promise</text:span></text:p>
      <text:p text:style-name="P82">→ <text:span text:style-name="T203">what is ‘DOM’</text:span></text:p>
      <text:p text:style-name="P212"><text:span text:style-name="T76">→ </text:span><text:span text:style-name="Strong_20_Emphasis"><text:span text:style-name="T142">localStorage </text:span></text:span><text:span text:style-name="Strong_20_Emphasis"><text:span text:style-name="T143">||</text:span></text:span><text:span text:style-name="Strong_20_Emphasis"><text:span text:style-name="T142"> cookie </text:span></text:span><text:span text:style-name="Strong_20_Emphasis"><text:span text:style-name="T143">||</text:span></text:span><text:span text:style-name="Strong_20_Emphasis"><text:span text:style-name="T142"> sessionStorage</text:span></text:span></text:p>
      <text:p text:style-name="P212"><text:span text:style-name="Strong_20_Emphasis"><text:span text:style-name="T142">→</text:span></text:span><text:span text:style-name="Strong_20_Emphasis"><text:span text:style-name="T144"> why do we use ‘doctype’</text:span></text:span></text:p>
      <text:p text:style-name="P212"><text:span text:style-name="Strong_20_Emphasis"><text:span text:style-name="T144">→</text:span></text:span><text:span text:style-name="Strong_20_Emphasis"><text:span text:style-name="T145"> structure blocks in HTML</text:span></text:span></text:p>
      <text:p text:style-name="P212"><text:span text:style-name="Strong_20_Emphasis"><text:span text:style-name="T145">→</text:span></text:span><text:span text:style-name="Strong_20_Emphasis"><text:span text:style-name="T146"> 4 ways to decrease time of loading the page</text:span></text:span></text:p>
      <text:p text:style-name="P212"><text:span text:style-name="Strong_20_Emphasis"><text:span text:style-name="T146">→ </text:span></text:span><text:span text:style-name="Strong_20_Emphasis"><text:span text:style-name="T147">why do we use attribute ‘data-’</text:span></text:span></text:p>
      <text:p text:style-name="P214"><text:span text:style-name="Strong_20_Emphasis"><text:span text:style-name="T148">→ </text:span></text:span><text:span text:style-name="Strong_20_Emphasis"><text:span text:style-name="T149">event bubbling</text:span></text:span></text:p>
      <text:p text:style-name="P214"><text:span text:style-name="Strong_20_Emphasis"><text:span text:style-name="T148">→ </text:span></text:span><text:span text:style-name="Strong_20_Emphasis"><text:span text:style-name="T149">event capturing</text:span></text:span></text:p>
      <text:p text:style-name="P213"><text:span text:style-name="Strong_20_Emphasis"><text:span text:style-name="T148">→ </text:span></text:span><text:span text:style-name="Strong_20_Emphasis"><text:span text:style-name="T150">layout || drawing || compositing</text:span></text:span></text:p>
      <text:p text:style-name="P213"><text:span text:style-name="Strong_20_Emphasis"><text:span text:style-name="T150">→</text:span></text:span><text:span text:style-name="Strong_20_Emphasis"><text:span text:style-name="T151"> </text:span></text:span></text:p>
      <text:p text:style-name="P90"><text:span text:style-name="T167"><text:s/>React.js </text:span></text:p>
      <text:p text:style-name="P44"><text:span text:style-name="T18">→ </text:span><text:span text:style-name="T34">react </text:span><text:span text:style-name="T21">lifecycle?</text:span></text:p>
      <text:p text:style-name="P45"><text:span text:style-name="T21">→ </text:span><text:span text:style-name="T25">lifecycle method for catching and handling errors?</text:span></text:p>
      <text:p text:style-name="P45"><text:span text:style-name="T25">→ </text:span><text:span text:style-name="T26">difference between client-side rendering and back-side rendering?</text:span></text:p>
      <text:list xml:id="list631013958" text:style-name="L9">
        <text:list-item>
          <text:p text:style-name="P64">how back-side rendering works?</text:p>
        </text:list-item>
      </text:list>
      <text:p text:style-name="P45"><text:span text:style-name="T25">→ </text:span><text:span text:style-name="T27">react hooks:</text:span></text:p>
      <text:list xml:id="list1445199046" text:style-name="L10">
        <text:list-item>
          <text:p text:style-name="P65">how <text:span text:style-name="T262">do we need that</text:span>?</text:p>
        </text:list-item>
        <text:list-item>
          <text:p text:style-name="P86">most popular hooks?</text:p>
        </text:list-item>
      </text:list>
      <text:p text:style-name="P81">→ <text:span text:style-name="T203">what is ‘virtual DOM’</text:span></text:p>
      <text:p text:style-name="P83">→ <text:span text:style-name="T205">what setState() does?</text:span></text:p>
      <text:p text:style-name="P84">→ <text:span text:style-name="T207">what is the implementation when we want to use some 3</text:span><text:span text:style-name="T208">rd</text:span><text:span text:style-name="T207"> part library inside of React?</text:span></text:p>
      <text:p text:style-name="P42"><text:span text:style-name="T165"><text:s/>Redux</text:span><text:span text:style-name="T166"> </text:span></text:p>
      <text:p text:style-name="P42"><text:span text:style-name="T19">→ </text:span><text:span text:style-name="T20">Is Redux sync or async?</text:span></text:p>
      <text:p text:style-name="P92"><text:soft-page-break/><text:span text:style-name="T167"><text:s/></text:span><text:span text:style-name="T168">Vue</text:span><text:span text:style-name="T167"> </text:span></text:p>
      <text:p text:style-name="P66">→ </text:p>
      <text:p text:style-name="P48"><text:s/><text:span text:style-name="T196">Vuex</text:span> </text:p>
      <text:p text:style-name="P66">→ </text:p>
      <text:p text:style-name="P49"><text:s/><text:span text:style-name="T197">Angular 2+</text:span> </text:p>
      <text:p text:style-name="P43"><text:span text:style-name="T19">→ </text:span><text:span text:style-name="T33">Angular Zone?</text:span></text:p>
      <text:p text:style-name="P88"><text:s/>Webpack <text:s/>+ <text:s/>Babel </text:p>
      <text:p text:style-name="P41"><text:span text:style-name="T19">→ </text:span><text:span text:style-name="T36">w</text:span><text:span text:style-name="T22">hat do they do?</text:span></text:p>
      <text:p text:style-name="P38">→ <text:span text:style-name="T254">h</text:span>ow do they work?</text:p>
      <text:p text:style-name="P85">→ <text:span text:style-name="T254">h</text:span>ow <text:span text:style-name="T174">to configure the webpack</text:span>?</text:p>
      <text:p text:style-name="P80">→ <text:span text:style-name="T254">how does it work?</text:span></text:p>
      <text:p text:style-name="P79">→<text:span text:style-name="T253"> how such feature helpful?</text:span></text:p>
      <text:p text:style-name="P146"><text:span text:style-name="T58">----------------------------------------- </text:span><text:span text:style-name="T62">Mobile</text:span><text:span text:style-name="T60"> </text:span><text:span text:style-name="T58">----------------------------------------</text:span></text:p>
      <text:p text:style-name="P47"><text:s/><text:span text:style-name="T194">React Native</text:span> </text:p>
      <text:p text:style-name="P33">→ </text:p>
      <text:p text:style-name="P47"><text:s/><text:span text:style-name="T195">Ionic</text:span> </text:p>
      <text:p text:style-name="P33">→ </text:p>
      <text:p text:style-name="P55"><text:span text:style-name="T58">---------------------------------------- </text:span><text:span text:style-name="T59">Unit Tests</text:span><text:span text:style-name="T60"> </text:span><text:span text:style-name="T58">-------------------------------------</text:span></text:p>
      <text:p text:style-name="P15">→ <text:span text:style-name="T185">what frameworks do you use?</text:span></text:p>
      <text:p text:style-name="P15"><text:span text:style-name="T49">---------------------------------------- </text:span><text:span text:style-name="T50">DevOps</text:span><text:span text:style-name="T49"> ----------------------------------------</text:span></text:p>
      <text:p text:style-name="P56"><text:span text:style-name="T156"><text:s/></text:span><text:span text:style-name="T159">Git</text:span><text:span text:style-name="T157"> </text:span></text:p>
      <text:p text:style-name="P27">→ <text:span text:style-name="T175">what is better to use ‘git merge’ or ‘git rebase’?</text:span></text:p>
      <text:p text:style-name="P58"><text:span text:style-name="T161"><text:s/></text:span><text:span text:style-name="T164">AWS</text:span><text:span text:style-name="T163"> </text:span></text:p>
      <text:p text:style-name="P27">→ </text:p>
      <text:p text:style-name="P58"><text:span text:style-name="T161"><text:s/></text:span><text:span text:style-name="T164">CI/CD</text:span><text:span text:style-name="T163"> </text:span></text:p>
      <text:p text:style-name="P27">→ </text:p>
      <text:p text:style-name="P57"><text:span text:style-name="T161"><text:s/></text:span><text:span text:style-name="T162">Docker</text:span><text:span text:style-name="T163"> </text:span></text:p>
      <text:p text:style-name="P28">→ </text:p>
      <text:p text:style-name="P89">------------------------------------- Architecture -------------------------------------</text:p>
      <text:p text:style-name="P35">→ <text:span text:style-name="T136">Design Patterns</text:span></text:p>
      <text:list xml:id="list1052857744" text:style-name="L11">
        <text:list-item>
          <text:p text:style-name="P110"><text:span text:style-name="T66">Observable, </text:span><text:span text:style-name="T67">Singleton</text:span><text:span text:style-name="T66">, Decorator, Factory, </text:span><text:span text:style-name="T68">F</text:span><text:span text:style-name="T66">acade, Strategy, Repository, Adapter, </text:span><text:span text:style-name="T68">Reactor</text:span><text:span text:style-name="T66"> </text:span><text:span text:style-name="T68">etc.</text:span></text:p>
        </text:list-item>
      </text:list>
      <text:p text:style-name="P26">→ microservices?</text:p>
      <text:list xml:id="list3053752615" text:style-name="L12">
        <text:list-item>
          <text:p text:style-name="P111"><text:span text:style-name="T63">pros </text:span><text:span text:style-name="T64">&amp;</text:span><text:span text:style-name="T63"> cons </text:span><text:span text:style-name="T64">of microservices?</text:span></text:p>
        </text:list-item>
        <text:list-item>
          <text:p text:style-name="P67">how microservices work?</text:p>
        </text:list-item>
        <text:list-item>
          <text:p text:style-name="P112"><text:span text:style-name="T64">how to create microservices by with </text:span><text:span text:style-name="T70">gRPC / protobuf</text:span><text:span text:style-name="T71">?</text:span></text:p>
        </text:list-item>
        <text:list-item>
          <text:p text:style-name="P68">to what level we should create “microservices”?</text:p>
        </text:list-item>
        <text:list-item>
          <text:p text:style-name="P68">why criteria do you use for splitting “microservices”?</text:p>
        </text:list-item>
      </text:list>
      <text:p text:style-name="P34">→ SOLID (S-? O-? L-? I-? D-?)</text:p>
      <text:p text:style-name="P118">→ <text:span text:style-name="T2">REST</text:span></text:p>
      <text:p text:style-name="P75">→ <text:span text:style-name="T133">GRASP</text:span></text:p>
      <text:p text:style-name="P24">→ <text:span text:style-name="T133">Composite Reuse</text:span></text:p>
      <text:p text:style-name="P24">→ <text:span text:style-name="T133">DI (dependency injection)</text:span></text:p>
      <text:p text:style-name="P24">→ <text:span text:style-name="T133">IOC Container</text:span></text:p>
      <text:p text:style-name="P9">→ <text:span text:style-name="T176">best practices of “Architecture Design”?</text:span></text:p>
      <text:p text:style-name="P23"><text:span text:style-name="T49">-------------------------------</text:span><text:span text:style-name="T3"> </text:span><text:span text:style-name="T8">Programming Theory</text:span><text:span text:style-name="T3"> </text:span><text:span text:style-name="T49">-------------------------------</text:span></text:p>
      <text:p text:style-name="P3">→ <text:span text:style-name="T177">mutability/immutability</text:span></text:p>
      <text:p text:style-name="P9">→ <text:span text:style-name="T176">best practices of “Clean Code”? (dad Martin)</text:span></text:p>
      <text:p text:style-name="P120">→ <text:span text:style-name="T218">DRY? KISS?</text:span></text:p>
      <text:p text:style-name="P9">→ <text:span text:style-name="T176">algorithm complexity (big ‘O’)?</text:span></text:p>
      <text:list xml:id="list2057254288" text:style-name="L13">
        <text:list-item>
          <text:p text:style-name="P113">how to calculate that? (give an examples)</text:p>
        </text:list-item>
      </text:list>
      <text:p text:style-name="P15">→ <text:span text:style-name="T201">difference between Extensions (prototype extensions VS simple extensions)</text:span></text:p>
      <text:p text:style-name="P116">→ <text:span text:style-name="T204">what is functional programming?</text:span></text:p>
      <text:list xml:id="list214813774" text:style-name="L18">
        <text:list-item>
          <text:p text:style-name="P144"><text:span text:style-name="T204">What do you prefer: OOP or functional programming?</text:span></text:p>
        </text:list-item>
      </text:list>
      <text:p text:style-name="P15"><text:soft-page-break/><text:span text:style-name="T3"><text:s/></text:span><text:span text:style-name="T6">Process</text:span><text:span text:style-name="T3"> </text:span></text:p>
      <text:p text:style-name="P37"><text:span text:style-name="T154">→ What methodology did you use (Scrum/Kanban/Scrumban)</text:span>? <text:span text:style-name="T186">What each of them means?</text:span></text:p>
      <text:p text:style-name="P39">→ Why do you need Scrum-master?</text:p>
      <text:p text:style-name="P39">→ Who is owner of the product (in Ukraine)? :)</text:p>
      <text:p text:style-name="P16"><text:span text:style-name="T3"><text:s/></text:span><text:span text:style-name="T7">Team Lead</text:span><text:span text:style-name="T3"> </text:span></text:p>
      <text:p text:style-name="P73">→ <text:span text:style-name="T228">How to handle situation when developer work with bad quality?</text:span></text:p>
      <text:p text:style-name="P73"><text:span text:style-name="T228"><text:tab/>* decomposition of the task, to do less plan – to the 70%, controlling of the tasks</text:span></text:p>
      <text:p text:style-name="P16"><text:span text:style-name="T3"><text:s/></text:span><text:span text:style-name="T7">Tech Lead</text:span><text:span text:style-name="T3"> </text:span></text:p>
      <text:p text:style-name="P72">→ Who is tech-lead? What does he do?</text:p>
      <text:p text:style-name="P72"><text:span text:style-name="T227"><text:tab/>* senior developer, gives suggestions to the developers about better implementation</text:span></text:p>
      <text:p text:style-name="P16"><text:span text:style-name="T3"><text:s/></text:span><text:span text:style-name="T5">PORTFOLIO</text:span><text:span text:style-name="T3"> </text:span></text:p>
      <text:p text:style-name="P36"><text:span text:style-name="T154">→ </text:span>Your best challenge? Why do you proud of it?</text:p>
      <text:p text:style-name="P36"><text:span text:style-name="T154">→ </text:span>Show project that you want to show the most?</text:p>
      <text:p text:style-name="P4"><text:span text:style-name="T3"><text:s/></text:span><text:span text:style-name="T4">EXTRA</text:span><text:span text:style-name="T3"> </text:span></text:p>
      <text:p text:style-name="P40"><text:span text:style-name="T154">→ What is “</text:span>click-house” ? <text:span text:style-name="T135">How to work with “click-house” ?</text:span></text:p>
      <text:p text:style-name="P40"><text:span text:style-name="T154">→ What is “</text:span><text:span text:style-name="T189">gRPC / protobuf</text:span>”?</text:p>
      <text:p text:style-name="P69">→ <text:span text:style-name="T202">How to work with RabbitMQ?</text:span></text:p>
      <text:p text:style-name="P69">→ <text:span text:style-name="T202">How to work with Sockets?</text:span></text:p>
      <text:list xml:id="list884544342" text:style-name="L17">
        <text:list-item>
          <text:p text:style-name="P142"><text:span text:style-name="T69">cons and pros</text:span></text:p>
        </text:list-item>
      </text:list>
      <text:p text:style-name="P70">→ <text:span text:style-name="T222">SQS, SNS</text:span></text:p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Trebuchet MS" svg:font-family="'Trebuchet MS'"/>
    <style:font-face style:name="Verdana" svg:font-family="Verdana, Geneva, sans-serif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319in" fo:margin-bottom="0.4236in" fo:margin-left="0.3126in" fo:margin-right="0.2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11:00.363351328</meta:creation-date>
    <dc:date>2020-05-16T02:53:20.682659682</dc:date>
    <meta:editing-duration>P3DT18H27M39S</meta:editing-duration>
    <meta:editing-cycles>381</meta:editing-cycles>
    <meta:generator>LibreOffice/6.0.7.3$Linux_X86_64 LibreOffice_project/00m0$Build-3</meta:generator>
    <meta:document-statistic meta:table-count="0" meta:image-count="0" meta:object-count="0" meta:page-count="6" meta:paragraph-count="305" meta:word-count="1687" meta:character-count="9806" meta:non-whitespace-character-count="8415"/>
  </office:meta>
</office:document-meta>
</file>